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48" style:family="paragraph" style:parent-style-name="Standard">
      <style:paragraph-properties fo:text-align="start" style:justify-single-word="false"/>
      <style:text-properties fo:font-weight="bold" officeooo:rsid="0072b451" officeooo:paragraph-rsid="009c6a9c" style:font-weight-asian="bold" style:font-weight-complex="bold"/>
    </style:style>
    <style:style style:name="P49" style:family="paragraph" style:parent-style-name="Standard">
      <style:paragraph-properties fo:text-align="start" style:justify-single-word="false"/>
      <style:text-properties fo:font-weight="bold" officeooo:rsid="0072b451" officeooo:paragraph-rsid="009e5c3a" style:font-weight-asian="bold" style:font-weight-complex="bold"/>
    </style:style>
    <style:style style:name="P50" style:family="paragraph" style:parent-style-name="Standard">
      <style:paragraph-properties fo:text-align="start" style:justify-single-word="false"/>
      <style:text-properties fo:font-weight="bold" officeooo:rsid="0072b451" officeooo:paragraph-rsid="00a033d5" style:font-weight-asian="bold" style:font-weight-complex="bold"/>
    </style:style>
    <style:style style:name="P51" style:family="paragraph" style:parent-style-name="Standard">
      <style:paragraph-properties fo:text-align="start" style:justify-single-word="false"/>
      <style:text-properties fo:font-weight="bold" officeooo:rsid="0072b451" officeooo:paragraph-rsid="00a28ab6" style:font-weight-asian="bold" style:font-weight-complex="bold"/>
    </style:style>
    <style:style style:name="P52" style:family="paragraph" style:parent-style-name="Standard">
      <style:paragraph-properties fo:text-align="start" style:justify-single-word="false"/>
      <style:text-properties fo:font-weight="bold" officeooo:rsid="0072b451" officeooo:paragraph-rsid="00a2be1a" style:font-weight-asian="bold" style:font-weight-complex="bold"/>
    </style:style>
    <style:style style:name="P53" style:family="paragraph" style:parent-style-name="Standard">
      <style:paragraph-properties fo:text-align="start" style:justify-single-word="false"/>
      <style:text-properties fo:font-weight="bold" officeooo:rsid="0072b451" officeooo:paragraph-rsid="00a3ec7d" style:font-weight-asian="bold" style:font-weight-complex="bold"/>
    </style:style>
    <style:style style:name="P54"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55"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56"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57"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75"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76"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77"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78"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79"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80"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81" style:family="paragraph" style:parent-style-name="Standard">
      <style:paragraph-properties fo:text-align="center" style:justify-single-word="false"/>
      <style:text-properties fo:font-weight="bold" officeooo:rsid="0072b451" officeooo:paragraph-rsid="009c6a9c" style:font-weight-asian="bold" style:font-weight-complex="bold"/>
    </style:style>
    <style:style style:name="P82" style:family="paragraph" style:parent-style-name="Standard">
      <style:paragraph-properties fo:text-align="center" style:justify-single-word="false"/>
      <style:text-properties fo:font-weight="bold" officeooo:rsid="0072b451" officeooo:paragraph-rsid="009e5c3a" style:font-weight-asian="bold" style:font-weight-complex="bold"/>
    </style:style>
    <style:style style:name="P83" style:family="paragraph" style:parent-style-name="Standard">
      <style:paragraph-properties fo:text-align="center" style:justify-single-word="false"/>
      <style:text-properties fo:font-weight="bold" officeooo:rsid="0072b451" officeooo:paragraph-rsid="00a033d5" style:font-weight-asian="bold" style:font-weight-complex="bold"/>
    </style:style>
    <style:style style:name="P84" style:family="paragraph" style:parent-style-name="Standard">
      <style:paragraph-properties fo:text-align="center" style:justify-single-word="false"/>
      <style:text-properties fo:font-weight="bold" officeooo:rsid="0072b451" officeooo:paragraph-rsid="00a28ab6" style:font-weight-asian="bold" style:font-weight-complex="bold"/>
    </style:style>
    <style:style style:name="P85" style:family="paragraph" style:parent-style-name="Standard">
      <style:paragraph-properties fo:text-align="center" style:justify-single-word="false"/>
      <style:text-properties fo:font-weight="bold" officeooo:rsid="0072b451" officeooo:paragraph-rsid="00a2be1a" style:font-weight-asian="bold" style:font-weight-complex="bold"/>
    </style:style>
    <style:style style:name="P86" style:family="paragraph" style:parent-style-name="Standard">
      <style:paragraph-properties fo:text-align="center" style:justify-single-word="false"/>
      <style:text-properties fo:font-weight="bold" officeooo:rsid="0072b451" officeooo:paragraph-rsid="00a3ec7d" style:font-weight-asian="bold" style:font-weight-complex="bold"/>
    </style:style>
    <style:style style:name="P87"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88"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89"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90"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91"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92"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93"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94"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95"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96"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97"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98"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99"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100"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101"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102"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103"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104"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105"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106"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107"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108"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109"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110"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111"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12"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13"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14"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15"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16"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17"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18"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19"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20"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21"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22"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23"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24"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25"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26"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27" style:family="paragraph" style:parent-style-name="Standard">
      <style:paragraph-properties fo:text-align="start" style:justify-single-word="false"/>
      <style:text-properties fo:font-weight="bold" officeooo:rsid="009c6a9c" officeooo:paragraph-rsid="009c6a9c" style:font-weight-asian="bold" style:font-weight-complex="bold"/>
    </style:style>
    <style:style style:name="P128" style:family="paragraph" style:parent-style-name="Standard">
      <style:paragraph-properties fo:text-align="start" style:justify-single-word="false"/>
      <style:text-properties fo:font-weight="bold" officeooo:rsid="009e5c3a" officeooo:paragraph-rsid="009e5c3a" style:font-weight-asian="bold" style:font-weight-complex="bold"/>
    </style:style>
    <style:style style:name="P129" style:family="paragraph" style:parent-style-name="Standard">
      <style:paragraph-properties fo:text-align="start" style:justify-single-word="false"/>
      <style:text-properties fo:font-weight="bold" officeooo:rsid="009f93d8" officeooo:paragraph-rsid="009f93d8" style:font-weight-asian="bold" style:font-weight-complex="bold"/>
    </style:style>
    <style:style style:name="P130" style:family="paragraph" style:parent-style-name="Standard">
      <style:paragraph-properties fo:text-align="start" style:justify-single-word="false"/>
      <style:text-properties fo:font-weight="bold" officeooo:rsid="00a033d5" officeooo:paragraph-rsid="00a033d5" style:font-weight-asian="bold" style:font-weight-complex="bold"/>
    </style:style>
    <style:style style:name="P131" style:family="paragraph" style:parent-style-name="Standard">
      <style:paragraph-properties fo:text-align="start" style:justify-single-word="false"/>
      <style:text-properties fo:font-weight="bold" officeooo:rsid="00a1391c" officeooo:paragraph-rsid="00a1391c" style:font-weight-asian="bold" style:font-weight-complex="bold"/>
    </style:style>
    <style:style style:name="P132" style:family="paragraph" style:parent-style-name="Standard">
      <style:paragraph-properties fo:text-align="start" style:justify-single-word="false"/>
      <style:text-properties fo:font-weight="bold" officeooo:rsid="00a28ab6" officeooo:paragraph-rsid="00a28ab6" style:font-weight-asian="bold" style:font-weight-complex="bold"/>
    </style:style>
    <style:style style:name="P133" style:family="paragraph" style:parent-style-name="Standard">
      <style:paragraph-properties fo:text-align="start" style:justify-single-word="false"/>
      <style:text-properties fo:font-weight="bold" officeooo:rsid="00a2be1a" officeooo:paragraph-rsid="00a2be1a" style:font-weight-asian="bold" style:font-weight-complex="bold"/>
    </style:style>
    <style:style style:name="P134" style:family="paragraph" style:parent-style-name="Standard">
      <style:paragraph-properties fo:text-align="start" style:justify-single-word="false"/>
      <style:text-properties fo:font-weight="bold" officeooo:rsid="00a3ec7d" officeooo:paragraph-rsid="00a3ec7d" style:font-weight-asian="bold" style:font-weight-complex="bold"/>
    </style:style>
    <style:style style:name="P135" style:family="paragraph" style:parent-style-name="Standard">
      <style:paragraph-properties fo:text-align="start" style:justify-single-word="false"/>
      <style:text-properties fo:font-weight="bold" officeooo:rsid="00a4bb54" officeooo:paragraph-rsid="00a4bb54" style:font-weight-asian="bold" style:font-weight-complex="bold"/>
    </style:style>
    <style:style style:name="P136" style:family="paragraph" style:parent-style-name="Standard">
      <style:paragraph-properties fo:text-align="start" style:justify-single-word="false"/>
      <style:text-properties fo:font-weight="bold" officeooo:rsid="00a54bdd" officeooo:paragraph-rsid="00a54bdd" style:font-weight-asian="bold" style:font-weight-complex="bold"/>
    </style:style>
    <style:style style:name="P137"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38"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39"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40"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41"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42"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43"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44"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45"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46"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47"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48"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49"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50"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51"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52"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53"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54"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55"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56"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57"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58"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59"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60"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61"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62"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63"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64"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65"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66"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67"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68"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169"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170" style:family="paragraph" style:parent-style-name="Standard">
      <style:paragraph-properties fo:text-align="start" style:justify-single-word="false"/>
      <style:text-properties fo:font-weight="normal" officeooo:rsid="009c6a9c" officeooo:paragraph-rsid="009c6a9c" style:font-weight-asian="normal" style:font-weight-complex="normal"/>
    </style:style>
    <style:style style:name="P171" style:family="paragraph" style:parent-style-name="Standard">
      <style:paragraph-properties fo:text-align="start" style:justify-single-word="false"/>
      <style:text-properties fo:font-weight="normal" officeooo:rsid="009e5c3a" officeooo:paragraph-rsid="009e5c3a" style:font-weight-asian="normal" style:font-weight-complex="normal"/>
    </style:style>
    <style:style style:name="P172" style:family="paragraph" style:parent-style-name="Standard">
      <style:paragraph-properties fo:text-align="start" style:justify-single-word="false"/>
      <style:text-properties fo:font-weight="normal" officeooo:rsid="00a033d5" officeooo:paragraph-rsid="00a033d5" style:font-weight-asian="normal" style:font-weight-complex="normal"/>
    </style:style>
    <style:style style:name="P173" style:family="paragraph" style:parent-style-name="Standard">
      <style:paragraph-properties fo:text-align="start" style:justify-single-word="false"/>
      <style:text-properties fo:font-weight="normal" officeooo:rsid="00a28ab6" officeooo:paragraph-rsid="00a28ab6" style:font-weight-asian="normal" style:font-weight-complex="normal"/>
    </style:style>
    <style:style style:name="P174" style:family="paragraph" style:parent-style-name="Standard">
      <style:paragraph-properties fo:text-align="start" style:justify-single-word="false"/>
      <style:text-properties fo:font-weight="normal" officeooo:rsid="00a2be1a" officeooo:paragraph-rsid="00a2be1a" style:font-weight-asian="normal" style:font-weight-complex="normal"/>
    </style:style>
    <style:style style:name="P175" style:family="paragraph" style:parent-style-name="Standard">
      <style:paragraph-properties fo:text-align="start" style:justify-single-word="false"/>
      <style:text-properties fo:font-weight="normal" officeooo:rsid="00a3ec7d" officeooo:paragraph-rsid="00a3ec7d" style:font-weight-asian="normal" style:font-weight-complex="normal"/>
    </style:style>
    <style:style style:name="P176" style:family="paragraph" style:parent-style-name="Standard">
      <style:text-properties officeooo:paragraph-rsid="0013202e"/>
    </style:style>
    <style:style style:name="P177"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178"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17"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8"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9"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21"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2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76"><text:span text:style-name="T5"><text:s text:c="3"/>I walked to the Country Club, drank a soda water, went home and fell asleep.</text:span></text:p>
      <text:p text:style-name="P176"><text:span text:style-name="T5"/></text:p>
      <text:p text:style-name="P4"><text:span text:style-name="T9">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10">.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9">III.XVIII</text:span></text:p>
      <text:p text:style-name="P6"><text:span text:style-name="T9"/></text:p>
      <text:p text:style-name="P137"><text:span text:style-name="T9">I woke around 9, made coffee, looked at my phone, read, ate fruit, made more coffee, moved the Coop so Erica could go to Atlanta, made noodles n’ peas, ate, took a bath and wrote in my journal.</text:span></text:p>
      <text:p text:style-name="P137"><text:span text:style-name="T9"/></text:p>
      <text:p text:style-name="P7"><text:span text:style-name="T9">. . .</text:span></text:p>
      <text:p text:style-name="P7"><text:span text:style-name="T9"/></text:p>
      <text:p text:style-name="P137"><text:span text:style-name="T9">I set an alarm for 413 without realizing it was AM and settled in for what I thought would be a 30min nap, but I went 20m over and woke in a panic. I was able to recover, but had ridden the nap line dangerously close.</text:span></text:p>
      <text:p text:style-name="P137"><text:span text:style-name="T9"><text:s text:c="3"/>I went to Goodwill and the brewpump before driving down to hendrix. Practice was a bit annoying — petty and unprofessional feeling, perhaps? I drove to Mashup, hung until intermission, said hey to Tyler Householder, then split.</text:span></text:p>
      <text:p text:style-name="P137"><text:span text:style-name="T9"><text:s text:c="3"/>I came home, made two bagels, ate a bunch of fruit and wrote in my journal.</text:span></text:p>
      <text:p text:style-name="P137"><text:span text:style-name="T9"/></text:p>
      <text:p text:style-name="P6"><text:soft-page-break/><text:span text:style-name="T9">III.XIX</text:span></text:p>
      <text:p text:style-name="P6"><text:span text:style-name="T9"/></text:p>
      <text:p text:style-name="P138"><text:span text:style-name="T9">I woke to a canceled shed hang and felt very unsure what to do with my day — almost lonely, even. I eventually walked to aldi for grapes. I stopped in the market and inspected the soups before agree4ing to meet cait at the brewpump.</text:span></text:p>
      <text:p text:style-name="P138"><text:span text:style-name="T9"><text:s text:c="3"/>We hung mostly with Grant for the customary two ciders before she invited me over to smoke the bong. I wanted to move the Mini out of the driveway, so we went to my house for a few minutes first.</text:span></text:p>
      <text:p text:style-name="P138"><text:span text:style-name="T9"><text:s text:c="3"/>We decided to catch the last bits of equinox sun at newbelgium. Actually, first, we had lunch. We shared a GF veg sandwich cait had grabbed from the market, a salad from Homegrown and a grilled cheese.</text:span></text:p>
      <text:p text:style-name="P138"><text:span text:style-name="T9"><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38"><text:span text:style-name="T9"><text:s text:c="3"/>I drove home and almost let her know I would be interested in having sex with her, but I decided to save it for a time when she wasn’t on dabs, adderal, blow &amp; eight ciders.</text:span></text:p>
      <text:p text:style-name="P138"><text:span text:style-name="T9"/></text:p>
      <text:p text:style-name="P8"><text:span text:style-name="T9">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9">.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9">III.XXI</text:span></text:p>
      <text:p text:style-name="P10"><text:span text:style-name="T9"/></text:p>
      <text:p text:style-name="P139"><text:span text:style-name="T9">I had a marathon of dreams complete with all the characters of my life, and all more realistic than the Getaway had been. I woke at 1030, brushed my teeth, got dressed and bee-lined for the avlclub, where dennis was working his last shift.</text:span></text:p>
      <text:p text:style-name="P139"><text:span text:style-name="T9"><text:s text:c="3"/>I drank a coffee in bartel pritchard, meditated and wrote in my journal.</text:span></text:p>
      <text:p text:style-name="P139"><text:span text:style-name="T9"/></text:p>
      <text:p text:style-name="P11"><text:span text:style-name="T9">.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9">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9">.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9">.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9">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9">. . .</text:span></text:p>
      <text:p text:style-name="P17"><text:span text:style-name="T1"/></text:p>
      <text:p text:style-name="P16"><text:span text:style-name="T1">I loaded my drums onto the bus when it arrived. Kevin, dulci, Charlie and I sound checked for Kyle, but David was hosting. We played </text:span><text:span text:style-name="T17">Sweet Sweet Baby, What’s Up, Bag of Hammers </text:span><text:span text:style-name="T6">and</text:span><text:span text:style-name="T17"> Valerie</text:span><text:span text:style-name="T6"> on the way to Highland. We all hung out on the bus once we got there.</text:span></text:p>
      <text:p text:style-name="P16"><text:span text:style-name="T6"><text:s text:c="3"/>On the way to newbelgium, we played </text:span><text:span text:style-name="T17">Strawberry Wine, Flowers, Marry You, Debra</text:span><text:span text:style-name="T6"> and surely one other. I ordered a ginger beer from the bar.</text:span></text:p>
      <text:p text:style-name="P16"><text:span text:style-name="T6"><text:s text:c="3"/>We discussed playing </text:span><text:span text:style-name="T17">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17">Tubthumping</text:span><text:span text:style-name="T6"> and then mostly all got coffees at Summit.</text:span></text:p>
      <text:p text:style-name="P16"><text:span text:style-name="T6"><text:s text:c="3"/>Charlie led us through </text:span><text:span text:style-name="T17">Margaritaville</text:span><text:span text:style-name="T6"> on the way back downtown, followed by </text:span><text:span text:style-name="T17">Friends in Low Places, Livin’ on a Prayer </text:span><text:span text:style-name="T6">and </text:span><text:span text:style-name="T17">We Are the Champions</text:span><text:span text:style-name="T6">. Dulci spotted me $10 for a burrito from Mamacita’s, and then we did it all again.</text:span></text:p>
      <text:p text:style-name="P16"><text:span text:style-name="T6"><text:s text:c="3"/>It was cold now, so I packed my drums, sped to ingles, bought pretzel shells, grapes and came home where I took a bath, made peas n’ noodles + arugula &amp; pretzel shell crumbles and then wrote in my journal.</text:span></text:p>
      <text:p text:style-name="P16"><text:span text:style-name="T6"/></text:p>
      <text:p text:style-name="P17"><text:span text:style-name="T11">. . .</text:span></text:p>
      <text:p text:style-name="P17"><text:span text:style-name="T6"/></text:p>
      <text:p text:style-name="P16"><text:span text:style-name="T6">I fell asleep very full with a bag of grapes next to me, waking periodically and eating 2-4 of them with a sip of bubbly water.</text:span></text:p>
      <text:p text:style-name="P16"><text:span text:style-name="T6"><text:s text:c="3"/>I woke at 530, put on </text:span><text:span text:style-name="T17">May the Lord Watch</text:span><text:span text:style-name="T6">, cleaned my room, smoked a bowl and wrote in my journal. I put on a Brian Blade record and slept soundly.</text:span></text:p>
      <text:p text:style-name="P16"><text:span text:style-name="T6"/></text:p>
      <text:p text:style-name="P16"><text:span text:style-name="T11">III.XXIV</text:span></text:p>
      <text:p text:style-name="P16"><text:span text:style-name="T6"/></text:p>
      <text:p text:style-name="P16"><text:span text:style-name="T6">I woke at 11 to a text from cait; her tum would probably be unfit for a walk. I pulled erica’s truck further forward and parked the Mini behind it. Then, I packed my drums into their bags, made a coffee and wrote in my journal.</text:span></text:p>
      <text:p text:style-name="P16"><text:span text:style-name="T6"/></text:p>
      <text:p text:style-name="P17"><text:span text:style-name="T11">. . .</text:span></text:p>
      <text:p text:style-name="P17"><text:span text:style-name="T6"/></text:p>
      <text:p text:style-name="P18"><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18"><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6"/></text:p>
      <text:p text:style-name="P19"><text:span text:style-name="T11">. . .</text:span></text:p>
      <text:p text:style-name="P19"><text:span text:style-name="T6"/></text:p>
      <text:p text:style-name="P18"><text:span text:style-name="T6">I was content with my solitude but also worried about cait. I fell asleep very early, maybe nine?</text:span></text:p>
      <text:p text:style-name="P18"><text:span text:style-name="T6"/></text:p>
      <text:p text:style-name="P18"><text:span text:style-name="T11">III.XXV</text:span></text:p>
      <text:p text:style-name="P18"><text:span text:style-name="T6"/></text:p>
      <text:p text:style-name="P20"><text:span text:style-name="T6">I woke at nine after lots of dreams with strangers. My three blankets were very heavy. I made a coffee, listened to </text:span><text:span text:style-name="T17">Magnolia</text:span><text:span text:style-name="T6"> by Okonski and wrote in my journal.</text:span></text:p>
      <text:p text:style-name="P20"><text:span text:style-name="T6"><text:s text:c="3"/>It was still too cold to go for a walk at eleven, so I made another coffee and put on </text:span><text:span text:style-name="T17">The Wind Rises</text:span><text:span text:style-name="T6">.</text:span></text:p>
      <text:p text:style-name="P20"><text:span text:style-name="T6"/></text:p>
      <text:p text:style-name="P54"><text:span text:style-name="T11">. . .</text:span></text:p>
      <text:p text:style-name="P54"><text:span text:style-name="T6"/></text:p>
      <text:p text:style-name="P20"><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0"><text:span text:style-name="T7"/></text:p>
      <text:p text:style-name="P54"><text:span text:style-name="T6">. . .</text:span></text:p>
      <text:p text:style-name="P20"><text:span text:style-name="T7"/></text:p>
      <text:p text:style-name="P140"><text:span text:style-name="T9">I talked with Jess for a minute and decided I would continue downtown. I walked to the bank, had a </text:span><text:soft-page-break/><text:span text:style-name="T9">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7"/></text:p>
      <text:p text:style-name="P54"><text:span text:style-name="T6">. . .</text:span></text:p>
      <text:p text:style-name="P54"><text:span text:style-name="T7"/></text:p>
      <text:p text:style-name="P140"><text:span text:style-name="T9">I looked at my phone for a while, listened to some 311 and walked up to the Mashup. I snuck in the back and ordered a kombucha and a sparkling lemonade.</text:span></text:p>
      <text:p text:style-name="P140"><text:span text:style-name="T9"><text:s text:c="3"/>I drove cait’s car toward country karaoke, but saw lucy walking outside of Weirdo Central and parked the car. She hollered to see if we needed anything and I said, “Rap Snacks!”</text:span></text:p>
      <text:p text:style-name="P140"><text:span text:style-name="T9"><text:s text:c="3"/>we hung at karaoke until 230. then, lucy bought three hot dogs and we went to cait’s house where we listened to music and played charades until 430. I walked home in the mist, ate some fruit and wrote in my journal.</text:span></text:p>
      <text:p text:style-name="P140"><text:span text:style-name="T9"/></text:p>
      <text:p text:style-name="P20"><text:span text:style-name="T9">III.XXVI</text:span></text:p>
      <text:p text:style-name="P20"><text:span text:style-name="T1"/></text:p>
      <text:p text:style-name="P87"><text:span text:style-name="T1">Woke to a rainy day, lisented to </text:span><text:span text:style-name="T17">May the Lord Watch</text:span><text:span text:style-name="T6">, drank coffee, ate fruit and pretzel shells, listened to Kokoroko, fell asleep, woke, made coffee, updated my calendar, listened to </text:span><text:span text:style-name="T17">Madvillany</text:span><text:span text:style-name="T6"> and wrote in my journal.</text:span></text:p>
      <text:p text:style-name="P87"><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87"><text:span text:style-name="T6"/></text:p>
      <text:p text:style-name="P87"><text:span text:style-name="T11">III.XXVII</text:span></text:p>
      <text:p text:style-name="P87"><text:span text:style-name="T6"/></text:p>
      <text:p text:style-name="P87"><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87"><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7"/></text:p>
      <text:p text:style-name="P55"><text:span text:style-name="T6">. . .</text:span></text:p>
      <text:p text:style-name="P55"><text:span text:style-name="T7"/></text:p>
      <text:p text:style-name="P141"><text:span text:style-name="T11">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41"><text:span text:style-name="T11"><text:s text:c="3"/>I dropped kevin &amp; alyse off and sped to a show downtown at the onestop, then had friends over til 6AM.</text:span></text:p>
      <text:p text:style-name="P141"><text:span text:style-name="T11"/></text:p>
      <text:p text:style-name="P87"><text:span text:style-name="T11">III.XVIII</text:span></text:p>
      <text:p text:style-name="P87"><text:span text:style-name="T6"/></text:p>
      <text:p text:style-name="P88"><text:span text:style-name="T6">I hid in bed, ate pickle chips, drank coffee and an Athletic until about 320, when I moved the Mini, got dressed and laid my rug out in the back of the truck. I also wrote in my journal.</text:span></text:p>
      <text:p text:style-name="P22"><text:span text:style-name="T7"/></text:p>
      <text:p text:style-name="P56"><text:span text:style-name="T6">. . .</text:span></text:p>
      <text:p text:style-name="P56"><text:span text:style-name="T7"/></text:p>
      <text:p text:style-name="P142"><text:span text:style-name="T11">I drove to kev’s house, smoked a bowl in the front yard and drove to the shed, where we loaded </text:span><text:span text:style-name="T18">all</text:span><text:span text:style-name="T11"> the gear. Kev and I grabbed coffees on our way to </text:span><text:soft-page-break/><text:span text:style-name="T11">Revolve, where we loaded in the gear, set up and eventually played through the Ever-Expanding record for a small crowd and many cameras.</text:span></text:p>
      <text:p text:style-name="P142"><text:span text:style-name="T11"><text:s text:c="3"/>We socialized while packing up. I took the truck home, fetched the Mini and spent $30 on a burger, fries and Sprite at the Pub. I watched UNC lose their tournament game and gave my friend Jill a hug. I drove home and fell fast asleep.</text:span></text:p>
      <text:p text:style-name="P142"><text:span text:style-name="T11"/></text:p>
      <text:p text:style-name="P88"><text:span text:style-name="T11">III.XXIX</text:span></text:p>
      <text:p text:style-name="P88"><text:span text:style-name="T6"/></text:p>
      <text:p text:style-name="P88"><text:span text:style-name="T6">I woke at 8 and looked at instagram. The sound of the door being locked when we were ready to perform at Revolve was suck in my head. The Nap Ministry shared a link to Beyonce’s cover of </text:span><text:span text:style-name="T17">Blackbird</text:span><text:span text:style-name="T6">, so I listened to that whole album and fell right back asleep until 1130.</text:span></text:p>
      <text:p text:style-name="P88"><text:span text:style-name="T6"><text:s text:c="3"/>I woke, got dressed, brushed &amp; flossed and headed for downtown. I ordered a coffee from avlclub, did some social media, went over to bartel pritchard and wrote in my journal.</text:span></text:p>
      <text:p text:style-name="P22"><text:span text:style-name="T7"/></text:p>
      <text:p text:style-name="P56"><text:span text:style-name="T6">. . .</text:span></text:p>
      <text:p text:style-name="P56"><text:span text:style-name="T7"/></text:p>
      <text:p text:style-name="P143"><text:span text:style-name="T11">I ordered another coffee,dis some more socmed, sat in the park some more, ordered a latte and walked to the west side. I sat in front of sunnypoint for a while and then walked with hannah to odd’s and back.</text:span></text:p>
      <text:p text:style-name="P143"><text:span text:style-name="T11"><text:s text:c="3"/>I went home, changed my bag setup and walked to aldi with a quick stop at the brewpump before and after. I went home, took a bath, made noodles &amp; peas, looked at my phone and wrote in my journal.</text:span></text:p>
      <text:p text:style-name="P143"><text:span text:style-name="T11"/></text:p>
      <text:p text:style-name="P89"><text:span text:style-name="T11">III.XXX</text:span></text:p>
      <text:p text:style-name="P89"><text:span text:style-name="T6"/></text:p>
      <text:p text:style-name="P89"><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89"><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7"/></text:p>
      <text:p text:style-name="P57"><text:span text:style-name="T6">. . .</text:span></text:p>
      <text:p text:style-name="P57"><text:span text:style-name="T7"/></text:p>
      <text:p text:style-name="P144"><text:span text:style-name="T11">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7"/></text:p>
      <text:p text:style-name="P90"><text:span text:style-name="T11">III.XXXI</text:span></text:p>
      <text:p text:style-name="P137"><text:span text:style-name="T9"/></text:p>
      <text:p text:style-name="P144"><text:span text:style-name="T9">Woke, drank two coffees and put gas in the car. I got some soup from the market, ate it under a tree and drove to the coffee shop by the airport where I had a nitro coldbrew.</text:span></text:p>
      <text:p text:style-name="P144"><text:span text:style-name="T9"><text:s text:c="3"/>I picked up my mom and drove her to Sylva, then had a burger and an Athletic w/ Pops. I went back to their house, ate some grapes, laid on the couch for a while and then drove back to Asheville.</text:span></text:p>
      <text:p text:style-name="P144"><text:span text:style-name="T9"><text:s text:c="3"/>I bought some na guinness and took it to the Pump, where we came up with the idea for the Oopsy App. I went home, took a bath and wrote in my journal.</text:span></text:p>
      <text:p text:style-name="P144"><text:span text:style-name="T9"/></text:p>
      <text:p text:style-name="P91"><text:span text:style-name="T9">IV.I</text:span></text:p>
      <text:p text:style-name="P91"><text:span text:style-name="T1"/></text:p>
      <text:p text:style-name="P91"><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91"><text:span text:style-name="T1"><text:s text:c="3"/>I got a coffee at avlclub, did some more socmed stuff, went to bartel pritchard, opened a guinna and wrote in my journal.</text:span></text:p>
      <text:p text:style-name="P25"><text:span text:style-name="T7"/></text:p>
      <text:p text:style-name="P58"><text:span text:style-name="T6">. . .</text:span></text:p>
      <text:p text:style-name="P58"><text:span text:style-name="T7"/></text:p>
      <text:p text:style-name="P145"><text:span text:style-name="T9">I started walking west, stopping briefly at aren’s house to use the restroom. I went home, made food and looked at my phone on the porch until the sun started to set and I decided another walk was in order.</text:span></text:p>
      <text:p text:style-name="P145"><text:span text:style-name="T9"><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45"><text:span text:style-name="T9"><text:s text:c="3"/>I walked to the countryclub, chatted with kevin &amp; Dave, got a soda water, sat with Tate, Mark and Tawney for a minute, then walked home, listened to Dawn Landes and fell asleep.</text:span></text:p>
      <text:p text:style-name="P145"><text:span text:style-name="T9"/></text:p>
      <text:p text:style-name="P92"><text:span text:style-name="T9">IV.II</text:span></text:p>
      <text:p text:style-name="P92"><text:span text:style-name="T1"/></text:p>
      <text:p text:style-name="P92"><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92"><text:span text:style-name="T1"><text:s text:c="3"/>I started a load of laundry, almost fell asleep, went back out to the porch and wrote in my journal.</text:span></text:p>
      <text:p text:style-name="P26"><text:span text:style-name="T7"/></text:p>
      <text:p text:style-name="P59"><text:soft-page-break/><text:span text:style-name="T6">. . .</text:span></text:p>
      <text:p text:style-name="P59"><text:span text:style-name="T7"/></text:p>
      <text:p text:style-name="P146"><text:span text:style-name="T9">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46"><text:span text:style-name="T9"><text:s text:c="3"/>We went to Little Jumbo and saw music like none I had ever heard — jazz blues cajun? I guess I’ve heard that. I didn’t recognize it in the context of avl musicians. It transcended in that way.</text:span></text:p>
      <text:p text:style-name="P146"><text:span text:style-name="T9"><text:s text:c="3"/>We went back to cait’s house and jammed on instruments no one can play. Will showed up and I got upset. I went home and thought I might wallow for a couple days.</text:span></text:p>
      <text:p text:style-name="P146"><text:span text:style-name="T9"/></text:p>
      <text:p text:style-name="P92"><text:span text:style-name="T9">IV.III</text:span></text:p>
      <text:p text:style-name="P92"><text:span text:style-name="T1"/></text:p>
      <text:p text:style-name="P92"><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92"><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7"/></text:p>
      <text:p text:style-name="P59"><text:span text:style-name="T6">. . .</text:span></text:p>
      <text:p text:style-name="P59"><text:span text:style-name="T7"/></text:p>
      <text:p text:style-name="P146"><text:span text:style-name="T9">I made some updates to my website while listening to </text:span><text:span text:style-name="T18">The Listening</text:span><text:span text:style-name="T11">, folded my laundry, put it away. I listened to some of the first blackstar album and </text:span><text:span text:style-name="T18">Take Me Where I ain’t</text:span><text:span text:style-name="T11">.</text:span></text:p>
      <text:p text:style-name="P26"><text:soft-page-break/><text:span text:style-name="T7"/></text:p>
      <text:p text:style-name="P59"><text:span text:style-name="T6">. . .</text:span></text:p>
      <text:p text:style-name="P59"><text:span text:style-name="T7"/></text:p>
      <text:p text:style-name="P146"><text:span text:style-name="T11">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46"><text:span text:style-name="T11"/></text:p>
      <text:p text:style-name="P92"><text:span text:style-name="T11">IV.IV</text:span></text:p>
      <text:p text:style-name="P92"><text:span text:style-name="T6"/></text:p>
      <text:p text:style-name="P92"><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7"/></text:p>
      <text:p text:style-name="P59"><text:span text:style-name="T6">. . .</text:span></text:p>
      <text:p text:style-name="P59"><text:span text:style-name="T7"/></text:p>
      <text:p text:style-name="P146"><text:span text:style-name="T11">kevin, dulci and I played a very fun set. From what I can gather looking at my calendar, it was the first time we’d played our original songs together since the Pie Chani Christmas party in early december. The music felt fresh and effortless.</text:span></text:p>
      <text:p text:style-name="P146"><text:span text:style-name="T11"><text:s text:c="3"/>I drank a coffee while loading out and then got stuck in traffic.</text:span></text:p>
      <text:p text:style-name="P146"><text:span text:style-name="T11"/></text:p>
      <text:p text:style-name="P92"><text:span text:style-name="T11">IV.V</text:span></text:p>
      <text:p text:style-name="P92"><text:span text:style-name="T6"/></text:p>
      <text:p text:style-name="P93"><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27"><text:span text:style-name="T7"/></text:p>
      <text:p text:style-name="P60"><text:span text:style-name="T6">. . .</text:span></text:p>
      <text:p text:style-name="P60"><text:span text:style-name="T7"/></text:p>
      <text:p text:style-name="P147"><text:span text:style-name="T11">Gnarlie and I went to the bank after reading through writings and making small changes. I deposited my cash from the purpleonion and said, “Could a depressed person do </text:span><text:span text:style-name="T18">that?</text:span><text:span text:style-name="T11">” it was very windy outside. We drove home, ate some food &amp; took a nap together.</text:span></text:p>
      <text:p text:style-name="P147"><text:span text:style-name="T11"><text:s text:c="3"/>I spent the night on self-enquiry and a little poetry.</text:span></text:p>
      <text:p text:style-name="P147"><text:span text:style-name="T11"/></text:p>
      <text:p text:style-name="P94"><text:span text:style-name="T11">IV.VI</text:span></text:p>
      <text:p text:style-name="P94"><text:span text:style-name="T6"/></text:p>
      <text:p text:style-name="P94"><text:span text:style-name="T6">Woke, let Charlie out, fed she and Nubs. Neighbor Stan came to the door and said, “Aw man, I thought kevin was here. I was hoping for a ride.” I said, “I’ll give you a ride, bud!”</text:span></text:p>
      <text:p text:style-name="P94"><text:span text:style-name="T6"><text:s text:c="3"/>we went to Instant Karma to pick up some candles and then walked to beanworks for coffees. We drove home, where I drank my coffee, looked at my phone and wrote in my journal.</text:span></text:p>
      <text:p text:style-name="P28"><text:span text:style-name="T7"/></text:p>
      <text:p text:style-name="P61"><text:span text:style-name="T6">. . .</text:span></text:p>
      <text:p text:style-name="P61"><text:span text:style-name="T7"/></text:p>
      <text:p text:style-name="P147"><text:span text:style-name="T11">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7"/></text:p>
      <text:p text:style-name="P61"><text:span text:style-name="T6">. . .</text:span></text:p>
      <text:p text:style-name="P61"><text:span text:style-name="T7"/></text:p>
      <text:p text:style-name="P147"><text:soft-page-break/><text:span text:style-name="T11">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47"><text:span text:style-name="T11"><text:s text:c="3"/>Melissa took Max home and I chatted with alex about the book he had been working on for three years, and how I had recently started sharing my journals. “You’re the first person I’ve told,” I said.</text:span></text:p>
      <text:p text:style-name="P147"><text:span text:style-name="T11"><text:s text:c="3"/>We hugged and ryan gave me a ride to hendrix, where I ate chips, made rice and wrote in my journal.</text:span></text:p>
      <text:p text:style-name="P147"><text:span text:style-name="T11"/></text:p>
      <text:p text:style-name="P94"><text:span text:style-name="T11">IV.VII</text:span></text:p>
      <text:p text:style-name="P94"><text:span text:style-name="T11"/></text:p>
      <text:p text:style-name="P147"><text:span text:style-name="T11">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8">Waiting in Vain</text:span><text:span text:style-name="T11">, the last song we played. </text:span></text:p>
      <text:p text:style-name="P91"><text:span text:style-name="T1"/></text:p>
      <text:p text:style-name="P94"><text:span text:style-name="T9">IV.IX</text:span></text:p>
      <text:p text:style-name="P94"><text:span text:style-name="T1"/></text:p>
      <text:p text:style-name="P94"><text:span text:style-name="T1">The rain was hypnotic. We slept with the window open til 11AM, at which point I drank a coffee and gathered my things. We drove down to Zepplin, where I fed the monsters and wrote in my journal.</text:span></text:p>
      <text:p text:style-name="P28"><text:span text:style-name="T7"/></text:p>
      <text:p text:style-name="P61"><text:span text:style-name="T6">. . .</text:span></text:p>
      <text:p text:style-name="P61"><text:span text:style-name="T7"/></text:p>
      <text:p text:style-name="P147"><text:soft-page-break/><text:span text:style-name="T9">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47"><text:span text:style-name="T9"/></text:p>
      <text:p text:style-name="P94"><text:span text:style-name="T9">IV.X</text:span></text:p>
      <text:p text:style-name="P94"><text:span text:style-name="T1"/></text:p>
      <text:p text:style-name="P95"><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95"><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95"><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95"><text:span text:style-name="T1"><text:s text:c="3"/>I slept from midnight til 430, ate a clementine, drank a tangerine bubbly, listened to some songs, smoked and wrote in my journal.</text:span></text:p>
      <text:p text:style-name="P29"><text:span text:style-name="T7"/></text:p>
      <text:p text:style-name="P95"><text:span text:style-name="T9">IV.XI</text:span></text:p>
      <text:p text:style-name="P95"><text:span text:style-name="T9"/></text:p>
      <text:p text:style-name="P96"><text:span text:style-name="T9">I napped, walked Charlie down to her house in the rain and then walked to aldi, izzy’s, the market and my house. I sat on the porch, added more espresso to </text:span><text:soft-page-break/><text:span text:style-name="T9">my latte and wrote in my journal, feeling as dreary as the weather.</text:span></text:p>
      <text:p text:style-name="P30"><text:span text:style-name="T7"/></text:p>
      <text:p text:style-name="P62"><text:span text:style-name="T6">. . .</text:span></text:p>
      <text:p text:style-name="P62"><text:span text:style-name="T7"/></text:p>
      <text:p text:style-name="P148"><text:span text:style-name="T9">I took a bath, drove to hendrix, made food and laid down in bed. Melissa and Max came over to give me a hug. After a convo on the porch, I went back to bed and eventually fell asleep.</text:span></text:p>
      <text:p text:style-name="P148"><text:span text:style-name="T9"/></text:p>
      <text:p text:style-name="P96"><text:span text:style-name="T9">IV.XII</text:span></text:p>
      <text:p text:style-name="P96"><text:span text:style-name="T1"/></text:p>
      <text:p text:style-name="P97"><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7"/></text:p>
      <text:p text:style-name="P63"><text:span text:style-name="T6">. . .</text:span></text:p>
      <text:p text:style-name="P63"><text:span text:style-name="T7"/></text:p>
      <text:p text:style-name="P149"><text:span text:style-name="T9">Gnarly and I took my possessions and drove up to my house. I probably drank a coffee and then walked Charlie the Dog back to kev’s house. I went to aldi, izzy’s, the market and my house after that.</text:span></text:p>
      <text:p text:style-name="P149"><text:span text:style-name="T9"><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49"><text:span text:style-name="T9"><text:s text:c="3"/>I rode with Kim &amp; Ted back to avl and quickly fell asleep.</text:span></text:p>
      <text:p text:style-name="P149"><text:span text:style-name="T9"/></text:p>
      <text:p text:style-name="P97"><text:span text:style-name="T9">IV.XIII</text:span></text:p>
      <text:p text:style-name="P97"><text:span text:style-name="T1"/></text:p>
      <text:p text:style-name="P97"><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97"><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97"><text:span text:style-name="T1"/></text:p>
      <text:p text:style-name="P97"><text:span text:style-name="T9">IV.XIV</text:span></text:p>
      <text:p text:style-name="P97"><text:span text:style-name="T1"/></text:p>
      <text:p text:style-name="P97"><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7"/></text:p>
      <text:p text:style-name="P63"><text:span text:style-name="T6">. . .</text:span></text:p>
      <text:p text:style-name="P63"><text:span text:style-name="T7"/></text:p>
      <text:p text:style-name="P149"><text:span text:style-name="T9">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49"><text:span text:style-name="T9"><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49"><text:span text:style-name="T9"><text:s text:c="3"/>I woke, listened to </text:span><text:span text:style-name="T18">Let it Die</text:span><text:span text:style-name="T11"> and laid awake.</text:span></text:p>
      <text:p text:style-name="P149"><text:span text:style-name="T11"/></text:p>
      <text:p text:style-name="P97"><text:span text:style-name="T11">IV.XV</text:span></text:p>
      <text:p text:style-name="P97"><text:soft-page-break/><text:span text:style-name="T6"/></text:p>
      <text:p text:style-name="P97"><text:span text:style-name="T6">I woke after 10, drank a coffee in the hammock, made another, walked to aldi, then Odd’s, where I ordered a latte and wrote in my journal.</text:span></text:p>
      <text:p text:style-name="P31"><text:span text:style-name="T7"/></text:p>
      <text:p text:style-name="P63"><text:span text:style-name="T6">. . .</text:span></text:p>
      <text:p text:style-name="P63"><text:span text:style-name="T7"/></text:p>
      <text:p text:style-name="P149"><text:span text:style-name="T11">I went home, ate chocolate, typed on my computer and eventually walked up to thepump. They were closed, but I realized that didn’t matter to me at all, so I sat in the gas station parking lot and watched people arrive.</text:span></text:p>
      <text:p text:style-name="P149"><text:span text:style-name="T11"><text:s text:c="3"/>Grant wanted to go to UJ, so I had a hop water with him there. Around 430, we went back to thepump, where I ate hibachi, bought a 12-pack of Athletic and drove down to middlemont.</text:span></text:p>
      <text:p text:style-name="P149"><text:span text:style-name="T11"><text:s text:c="3"/>We had hannah rehearsal on the porch, and then I drove to themashup. They finished playing at 11:15. I drove home and cried myself to sleep, woke at 3AM, took a bath, went back to bed and had life-or-death dreams.</text:span></text:p>
      <text:p text:style-name="P149"><text:span text:style-name="T11"/></text:p>
      <text:p text:style-name="P97"><text:span text:style-name="T11">IV.XVI</text:span></text:p>
      <text:p text:style-name="P97"><text:span text:style-name="T6"/></text:p>
      <text:p text:style-name="P97"><text:span text:style-name="T6">I awoke an hour before my alarm, made my bed, tidied the kitchen and the bathroom, made coffee and wrote in my journal.</text:span></text:p>
      <text:p text:style-name="P32"><text:span text:style-name="T7"/></text:p>
      <text:p text:style-name="P64"><text:span text:style-name="T6">. . .</text:span></text:p>
      <text:p text:style-name="P64"><text:span text:style-name="T7"/></text:p>
      <text:p text:style-name="P150"><text:span text:style-name="T11">I drove to </text:span><text:span text:style-name="T21">scotts and was the first one there. Scott was he was playing guitar on his porch when I got there rehearsal</text:span><text:span text:style-name="T11"> everexpanding rehearsal drove Charlie to her house, no, met my mom at my house, swapped Minis, drove Charlie home, came back, emptied my pockets and wrote in my journal.</text:span></text:p>
      <text:p text:style-name="P32"><text:span text:style-name="T7"/></text:p>
      <text:p text:style-name="P64"><text:soft-page-break/><text:span text:style-name="T6">. . .</text:span></text:p>
      <text:p text:style-name="P64"><text:span text:style-name="T7"/></text:p>
      <text:p text:style-name="P150"><text:span text:style-name="T11">I set off for downtown, sat on my secret staircase to nowhere and called my mom. She had taken a nap in her car and was waiting at the ballpark, so I walked there and met her an hour-and-a-half before the game was set to start.</text:span></text:p>
      <text:p text:style-name="P150"><text:span text:style-name="T11"><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50"><text:span text:style-name="T11"/></text:p>
      <text:p text:style-name="P98"><text:span text:style-name="T11">IV.XVII</text:span></text:p>
      <text:p text:style-name="P98"><text:span text:style-name="T6"/></text:p>
      <text:p text:style-name="P98"><text:span text:style-name="T6">I slept more than I had been lately and dreamt less crazily, but still had a very awake period from 5-8. I woke again at 1045, drank two cups of coffee and managed my calendar, wrote in my journal.</text:span></text:p>
      <text:p text:style-name="P32"><text:span text:style-name="T7"/></text:p>
      <text:p text:style-name="P64"><text:span text:style-name="T6">. . .</text:span></text:p>
      <text:p text:style-name="P64"><text:span text:style-name="T7"/></text:p>
      <text:p text:style-name="P150"><text:span text:style-name="T11">I made food and drove to openfolk, mainly to see ryan. I was feeling very tired after that, so after helping stack chairs, I drove home, made more food and fell asleep.</text:span></text:p>
      <text:p text:style-name="P150"><text:span text:style-name="T11"/></text:p>
      <text:p text:style-name="P99"><text:span text:style-name="T11">IV.XVIII</text:span></text:p>
      <text:p text:style-name="P99"><text:span text:style-name="T6"/></text:p>
      <text:p text:style-name="P99"><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99"><text:span text:style-name="T6"/></text:p>
      <text:p text:style-name="P99"><text:span text:style-name="T11">IV.XIX</text:span></text:p>
      <text:p text:style-name="P99"><text:span text:style-name="T6"/></text:p>
      <text:p text:style-name="P99"><text:span text:style-name="T6">I woke after a nice rain, made a cup of coffee, listened to </text:span><text:span text:style-name="T17">Heavy on the Vine</text:span><text:span text:style-name="T6">, packed my drums in the convertible, called my dad, ate a banana, made another cup of coffee and wrote in my journal.</text:span></text:p>
      <text:p text:style-name="P33"><text:span text:style-name="T7"/></text:p>
      <text:p text:style-name="P65"><text:span text:style-name="T6">. . .</text:span></text:p>
      <text:p text:style-name="P65"><text:span text:style-name="T7"/></text:p>
      <text:p text:style-name="P151"><text:span text:style-name="T11">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51"><text:span text:style-name="T11"><text:s text:c="3"/>I slept soundly.</text:span></text:p>
      <text:p text:style-name="P151"><text:span text:style-name="T11"/></text:p>
      <text:p text:style-name="P99"><text:span text:style-name="T11">IV.XX</text:span></text:p>
      <text:p text:style-name="P99"><text:span text:style-name="T6"/></text:p>
      <text:p text:style-name="P99"><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99"><text:span text:style-name="T6"><text:s text:c="3"/>I went to aldi for fruits and veggies, came home and wrote in my journal.</text:span></text:p>
      <text:p text:style-name="P34"><text:span text:style-name="T7"/></text:p>
      <text:p text:style-name="P66"><text:span text:style-name="T6">. . .</text:span></text:p>
      <text:p text:style-name="P66"><text:span text:style-name="T7"/></text:p>
      <text:p text:style-name="P152"><text:soft-page-break/><text:span text:style-name="T11">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52"><text:span text:style-name="T11"><text:s text:c="3"/>There was a beautiful collection of people and sounds in the room. We grounded that energy by going to the WALK, where we pushed three or four tables together and did our best to not overwork their only two servers.</text:span></text:p>
      <text:p text:style-name="P152"><text:span text:style-name="T11"><text:s text:c="3"/>Everyone was tired and we talked about how hard they were going to sleep before parting ways.</text:span></text:p>
      <text:p text:style-name="P152"><text:span text:style-name="T11"/></text:p>
      <text:p text:style-name="P100"><text:span text:style-name="T11">IV.XXI</text:span></text:p>
      <text:p text:style-name="P100"><text:span text:style-name="T6"/></text:p>
      <text:p text:style-name="P100"><text:span text:style-name="T6">I made coffee, listened to the Thomas kozak EP and wrote in my journal.</text:span></text:p>
      <text:p text:style-name="P34"><text:span text:style-name="T7"/></text:p>
      <text:p text:style-name="P66"><text:span text:style-name="T6">. . .</text:span></text:p>
      <text:p text:style-name="P66"><text:span text:style-name="T7"/></text:p>
      <text:p text:style-name="P152"><text:span text:style-name="T11">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52"><text:span text:style-name="T11"><text:s text:c="3"/>I met a cool dog named Toby and drove to Static Age Loft, where Millie and three other songwriters were playing in a round. I drank a Mathletic Lite, chatted with Christina and drove home, took a bath. I was tired and fell asleep.</text:span></text:p>
      <text:p text:style-name="P152"><text:span text:style-name="T11"/></text:p>
      <text:p text:style-name="P100"><text:span text:style-name="T11">IV.XXII</text:span></text:p>
      <text:p text:style-name="P100"><text:span text:style-name="T6"/></text:p>
      <text:p text:style-name="P101"><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101"><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101"><text:span text:style-name="T6"/></text:p>
      <text:p text:style-name="P102"><text:span text:style-name="T11">IV.XXIII</text:span></text:p>
      <text:p text:style-name="P102"><text:span text:style-name="T6"/></text:p>
      <text:p text:style-name="P103"><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7"/></text:p>
      <text:p text:style-name="P67"><text:span text:style-name="T6">. . .</text:span></text:p>
      <text:p text:style-name="P67"><text:span text:style-name="T7"/></text:p>
      <text:p text:style-name="P153"><text:span text:style-name="T11">I walked up to thepump, where Blessed Soul food truck was serving. I ordered a burger w/ fries, baked beans + mac &amp; cheese, told my friends I was tired after eating all that, walked home and fell asleep with my clothes on.</text:span></text:p>
      <text:p text:style-name="P153"><text:span text:style-name="T11"/></text:p>
      <text:p text:style-name="P103"><text:span text:style-name="T11">IV.XXIV</text:span></text:p>
      <text:p text:style-name="P103"><text:span text:style-name="T6"/></text:p>
      <text:p text:style-name="P104"><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36"><text:span text:style-name="T7"/></text:p>
      <text:p text:style-name="P68"><text:span text:style-name="T6">. . .</text:span></text:p>
      <text:p text:style-name="P68"><text:span text:style-name="T7"/></text:p>
      <text:p text:style-name="P154"><text:span text:style-name="T11">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54"><text:span text:style-name="T11"><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54"><text:span text:style-name="T11"/></text:p>
      <text:p text:style-name="P104"><text:span text:style-name="T11">IV.XXV</text:span></text:p>
      <text:p text:style-name="P104"><text:span text:style-name="T6"/></text:p>
      <text:p text:style-name="P105"><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7"/></text:p>
      <text:p text:style-name="P69"><text:span text:style-name="T6">. . .</text:span></text:p>
      <text:p text:style-name="P69"><text:span text:style-name="T7"/></text:p>
      <text:p text:style-name="P155"><text:span text:style-name="T11">I sat in the park, drank another coffee, walked back to the west side and watched the everexpanding session from secretsounds. I walked up to thepump, </text:span><text:soft-page-break/><text:span text:style-name="T11">ordered a burrito from elkimchi and walked to izzy’s for a coffee.</text:span></text:p>
      <text:p text:style-name="P155"><text:span text:style-name="T11"><text:s text:c="3"/>I had something stuck in my tooth and could not get it out. The coffee shop closed, so I sat by the park and texted Allen to see if he was home and had any floss. He wasn’t, but said his house was unlocked.</text:span></text:p>
      <text:p text:style-name="P155"><text:span text:style-name="T11"><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55"><text:span text:style-name="T11"><text:s text:c="3"/>I ran into a drunk Myles, gave him a ride, had an Athletic at theclub, went home and fell asleep.</text:span></text:p>
      <text:p text:style-name="P155"><text:span text:style-name="T11"/></text:p>
      <text:p text:style-name="P106"><text:span text:style-name="T11">IV.XXVI</text:span></text:p>
      <text:p text:style-name="P106"><text:span text:style-name="T6"/></text:p>
      <text:p text:style-name="P106"><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7"/></text:p>
      <text:p text:style-name="P69"><text:span text:style-name="T6">. . .</text:span></text:p>
      <text:p text:style-name="P69"><text:span text:style-name="T7"/></text:p>
      <text:p text:style-name="P156"><text:span text:style-name="T11">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56"><text:span text:style-name="T11"><text:s text:c="3"/>We ate pizza and ice cream until lucy left for the Grey Eagle and I got a text from rebekah asking if I wanted to join her for a show at aryuprana, which was amazing. We drove to onestop after that, </text:span><text:soft-page-break/><text:span text:style-name="T11">realized it wasn’t our scene and went to thewhale instead, where we caught up on how crazy life had been since seeing eo three years earlier.</text:span></text:p>
      <text:p text:style-name="P156"><text:span text:style-name="T11"/></text:p>
      <text:p text:style-name="P107"><text:span text:style-name="T11">IV.XXVII</text:span></text:p>
      <text:p text:style-name="P107"><text:span text:style-name="T6"/></text:p>
      <text:p text:style-name="P107"><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107"><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107"><text:span text:style-name="T6"/></text:p>
      <text:p text:style-name="P107"><text:span text:style-name="T11">IV.XXVIII</text:span></text:p>
      <text:p text:style-name="P107"><text:span text:style-name="T6"/></text:p>
      <text:p text:style-name="P107"><text:span text:style-name="T6">Woke, drove to the shed and worked or reworked four-five new tunes before driving out to sylva for my mom’s bday dinner. I bought a box of cheezits on the way home and ate the whole thing in an effort to decompress.</text:span></text:p>
      <text:p text:style-name="P107"><text:span text:style-name="T6"/></text:p>
      <text:p text:style-name="P107"><text:span text:style-name="T11">IV.XXIX</text:span></text:p>
      <text:p text:style-name="P107"><text:span text:style-name="T6"/></text:p>
      <text:p text:style-name="P108"><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7"/></text:p>
      <text:p text:style-name="P70"><text:span text:style-name="T6">. . .</text:span></text:p>
      <text:p text:style-name="P70"><text:span text:style-name="T7"/></text:p>
      <text:p text:style-name="P157"><text:span text:style-name="T11">I got up to do the dishes and had missed a call from hannah. We made plans to collect my drums at dinner </text:span><text:soft-page-break/><text:span text:style-name="T11">time and so I told her my plan as I was realizing it of walking downtown to make the most of my day off. She too was headed downtown and told me where she would be.</text:span></text:p>
      <text:p text:style-name="P157"><text:span text:style-name="T11"><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57"><text:span text:style-name="T11"><text:s text:c="3"/>I took a bath after she dropped me off and walked to themashup, where I had good talks with devon &amp; Troy before heading home and falling asleep.</text:span></text:p>
      <text:p text:style-name="P157"><text:span text:style-name="T11"/></text:p>
      <text:p text:style-name="P108"><text:span text:style-name="T11">IV.XXX</text:span></text:p>
      <text:p text:style-name="P108"><text:span text:style-name="T11"/></text:p>
      <text:p text:style-name="P158"><text:span text:style-name="T11">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58"><text:span text:style-name="T11"/></text:p>
      <text:p text:style-name="P39"><text:span text:style-name="T7"/></text:p>
      <text:p text:style-name="P71"><text:span text:style-name="T6">. . .</text:span></text:p>
      <text:p text:style-name="P71"><text:span text:style-name="T7"/></text:p>
      <text:p text:style-name="P109"><text:span text:style-name="T11">V.I</text:span></text:p>
      <text:p text:style-name="P109"><text:span text:style-name="T6"/></text:p>
      <text:p text:style-name="P110"><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110"><text:span text:style-name="T6"><text:s text:c="3"/>I went to avlclub after that, ordered an americano and wrote in my journal.</text:span></text:p>
      <text:p text:style-name="P40"><text:soft-page-break/><text:span text:style-name="T7"/></text:p>
      <text:p text:style-name="P72"><text:span text:style-name="T6">. . .</text:span></text:p>
      <text:p text:style-name="P72"><text:span text:style-name="T7"/></text:p>
      <text:p text:style-name="P159"><text:span text:style-name="T11">I ordered another coffee, sat in the park, changed my shoes and walked home, unable to decide on anything to eat. I hung at the house for a while and eventually decided to eat a cold italian from pizzamind.</text:span></text:p>
      <text:p text:style-name="P159"><text:span text:style-name="T11"><text:s text:c="3"/>I drove to rehearsal at hannah’s house with melissa and jackson, then gave hannah a ride to ingles. We texted sweetly after that and I listened to a record by Luther somebody; she had sent me a song from it about a cricket.</text:span></text:p>
      <text:p text:style-name="P159"><text:span text:style-name="T11"/></text:p>
      <text:p text:style-name="P110"><text:span text:style-name="T11">V.II</text:span></text:p>
      <text:p text:style-name="P110"><text:span text:style-name="T6"/></text:p>
      <text:p text:style-name="P111"><text:span text:style-name="T6">What a day. In no particular order, I wrote in my journal and elsewhere. I drank four cups of coffee, set up my vcr, watched Driving Miss Daisy, made a bagel sandwich and never left the house.</text:span></text:p>
      <text:p text:style-name="P111"><text:span text:style-name="T6"/></text:p>
      <text:p text:style-name="P111"><text:span text:style-name="T11">V.III</text:span></text:p>
      <text:p text:style-name="P111"><text:span text:style-name="T11"/></text:p>
      <text:p text:style-name="P160"><text:span text:style-name="T11">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60"><text:span text:style-name="T11"><text:s text:c="3"/>I drove home and fell fast asleep.</text:span></text:p>
      <text:p text:style-name="P160"><text:span text:style-name="T11"/></text:p>
      <text:p text:style-name="P112"><text:span text:style-name="T11">V.IV</text:span></text:p>
      <text:p text:style-name="P112"><text:span text:style-name="T6"/></text:p>
      <text:p text:style-name="P112"><text:span text:style-name="T6">Made a cup of coffee, walked to aldi, swung by kotakai for a sit, walked home, took a bath, made transportation arrangements and wrote in my journal.</text:span></text:p>
      <text:p text:style-name="P41"><text:soft-page-break/><text:span text:style-name="T7"/></text:p>
      <text:p text:style-name="P73"><text:span text:style-name="T6">. . .</text:span></text:p>
      <text:p text:style-name="P73"><text:span text:style-name="T7"/></text:p>
      <text:p text:style-name="P161"><text:span text:style-name="T11">I made a third coffee, went down to hannah’s, loaded her care in the rain and drove to the purpleonion. We loaded in, set up, hung in the greenroom, ate dinner and started our set.</text:span></text:p>
      <text:p text:style-name="P161"><text:span text:style-name="T11"><text:s text:c="3"/>Things sounded amazing to me for about 10 songs, but things slowly started to go wrong and hannah lost her compusure. Things started getting to fast. We packed up and drove home in the rain.</text:span></text:p>
      <text:p text:style-name="P161"><text:span text:style-name="T11"><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61"><text:span text:style-name="T11"><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61"><text:span text:style-name="T11"><text:s text:c="3"/>I sped home and got in bed. She said she should have instead told me to be kind to myself also. I appreciated the clarification and wanted her to know my desire to be kind, fun and helpful did not come with expectation.</text:span></text:p>
      <text:p text:style-name="P161"><text:span text:style-name="T11"><text:s text:c="3"/>“I know,” she said. “Thank you.”</text:span></text:p>
      <text:p text:style-name="P161"><text:span text:style-name="T11"/></text:p>
      <text:p text:style-name="P161"><text:span text:style-name="T11">the fucking birds went nuts at 4AM and my sleep became erratic.</text:span></text:p>
      <text:p text:style-name="P41"><text:span text:style-name="T7"/></text:p>
      <text:p text:style-name="P73"><text:span text:style-name="T6">. . .</text:span></text:p>
      <text:p text:style-name="P73"><text:span text:style-name="T7"/></text:p>
      <text:p text:style-name="P162"><text:soft-page-break/><text:span text:style-name="T11">There was also the part where I said, “I don’t want to change anything… if you don’t.” that was probably after I said I was okay with being friends.</text:span></text:p>
      <text:p text:style-name="P162"><text:span text:style-name="T11"/></text:p>
      <text:p text:style-name="P113"><text:span text:style-name="T11">V.V</text:span></text:p>
      <text:p text:style-name="P113"><text:span text:style-name="T6"/></text:p>
      <text:p text:style-name="P114"><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14"><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14"><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14"><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14"><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14"><text:span text:style-name="T6"/></text:p>
      <text:p text:style-name="P114"><text:span text:style-name="T11">V.VI</text:span></text:p>
      <text:p text:style-name="P114"><text:span text:style-name="T6"/></text:p>
      <text:p text:style-name="P115"><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15"><text:span text:style-name="T6"><text:s text:c="3"/>I also listened to four new scott demos, wrote to that band, my sister, my mom, maryclaire.</text:span></text:p>
      <text:p text:style-name="P115"><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15"><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2"><text:span text:style-name="T7"/></text:p>
      <text:p text:style-name="P74"><text:span text:style-name="T6">. . .</text:span></text:p>
      <text:p text:style-name="P74"><text:span text:style-name="T7"/></text:p>
      <text:p text:style-name="P163"><text:span text:style-name="T11">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63"><text:span text:style-name="T7"/></text:p>
      <text:p text:style-name="P116"><text:soft-page-break/><text:span text:style-name="T11">V.VII</text:span></text:p>
      <text:p text:style-name="P91"><text:span text:style-name="T1"/></text:p>
      <text:p text:style-name="P117"><text:span text:style-name="T1">I drank a cup of coffee, packed my bag and walked downtown to avlclub for a second coffee. I was sitting in the park when I heard jb call to me, who was heading to yachtclub way before they opened.</text:span></text:p>
      <text:p text:style-name="P117"><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17"><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17"><text:span text:style-name="T1"><text:s text:c="3"/>I fell asleep texting with her and cait.</text:span></text:p>
      <text:p text:style-name="P117"><text:span text:style-name="T1"/></text:p>
      <text:p text:style-name="P117"><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17"><text:span text:style-name="T1"/></text:p>
      <text:p text:style-name="P118"><text:span text:style-name="T9">V.X</text:span></text:p>
      <text:p text:style-name="P118"><text:span text:style-name="T1"/></text:p>
      <text:p text:style-name="P118"><text:span text:style-name="T1">woke, made coffee, listened to two nursecat songs and wrote in my journal.</text:span></text:p>
      <text:p text:style-name="P43"><text:span text:style-name="T7"/></text:p>
      <text:p text:style-name="P75"><text:span text:style-name="T6">. . .</text:span></text:p>
      <text:p text:style-name="P75"><text:span text:style-name="T7"/></text:p>
      <text:p text:style-name="P164"><text:span text:style-name="T9">I walked to middlemont for rehearsal with ryan and tina, then got a group text from dulci saying she, alyse and becca had been asked to sing w/ drdog. I </text:span><text:soft-page-break/><text:span text:style-name="T9">walked to aldi, izzy’s and home while obsessing over my desire to be invited to somehow tag along.</text:span></text:p>
      <text:p text:style-name="P164"><text:span text:style-name="T9"><text:s text:c="3"/>I listened to night four of the sanfransisco album and fell asleep for a couple hours, dreaming of farting around scott’s house with him, kevin &amp; leann.</text:span></text:p>
      <text:p text:style-name="P164"><text:span text:style-name="T9"><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64"><text:span text:style-name="T9"><text:s text:c="3"/>I couldn’t see it on my cold walk home. I texted her to say as much, and she eventually responded, “I saw it only briefly.”</text:span></text:p>
      <text:p text:style-name="P164"><text:span text:style-name="T9"/></text:p>
      <text:p text:style-name="P119"><text:span text:style-name="T9">V.XI</text:span></text:p>
      <text:p text:style-name="P119"><text:span text:style-name="T1"/></text:p>
      <text:p text:style-name="P120"><text:span text:style-name="T1">I woke at 7 feeling lonely and depressed. I slept til noon, dreaming of things I need to move to scott’s house. He had said today was a good day for that, but did not respond when I asked about noon.</text:span></text:p>
      <text:p text:style-name="P120"><text:span text:style-name="T1"><text:s text:c="3"/>I reluctantly made a coffee, started responding to texts from the day before, got back into bed and wrote in my journal.</text:span></text:p>
      <text:p text:style-name="P120"><text:span text:style-name="T1"/></text:p>
      <text:p text:style-name="P120"><text:span text:style-name="T1">Today marks 10 weeks of no drinking. I wish I felt more accomplished. I at least have the insight of knowing I would have gotten wasted last night and blamed my low feelings on the alcohol.</text:span></text:p>
      <text:p text:style-name="P120"><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20"><text:span text:style-name="T3"><text:s text:c="3"/>I texted hannah asking if we could throw the firesbee some time and she said that would be nice and that she would come to the Honeycutters greagle show, so I finally felt like eating and bathing.</text:span></text:p>
      <text:p text:style-name="P120"><text:span text:style-name="T3"><text:s text:c="3"/>We ended up walking up to the venue at the same time, ordering food, waiting outside. We had a awkward interaction with some guy, and when he walked away, she said:</text:span></text:p>
      <text:p text:style-name="P120"><text:span text:style-name="T3"><text:s text:c="3"/>“He broke my friend’s heart. He brought up some stuff in her that she needed to work on, and maybe anyone would have, but he was uniquely suited.”</text:span></text:p>
      <text:p text:style-name="P120"><text:span text:style-name="T3"><text:s text:c="3"/>“Yeah, that seems to be who we’re attracted to.”</text:span></text:p>
      <text:p text:style-name="P120"><text:span text:style-name="T3"><text:s text:c="3"/>“I’m sorry…”</text:span></text:p>
      <text:p text:style-name="P120"><text:span text:style-name="T3"><text:s text:c="3"/>“Oh, I wasn’t trying to be specific.” I was staring up at the tv screen. “That just seems to be going around, or what humans do in general.”</text:span></text:p>
      <text:p text:style-name="P120"><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20"><text:span text:style-name="T3"><text:s text:c="3"/>She gave me a ride to my car. I followed her partway home. I fell asleep.</text:span></text:p>
      <text:p text:style-name="P76"><text:span text:style-name="T7"/></text:p>
      <text:p text:style-name="P121"><text:span text:style-name="T9">V.XII</text:span></text:p>
      <text:p text:style-name="P121"><text:span text:style-name="T1"/></text:p>
      <text:p text:style-name="P121"><text:span text:style-name="T1">Woke at 930, made coffee, packed drums, drove down to sierranevada, set up and sat in the sun. ryan was over an hour late so sound check bled into food time. Kim furstenberg pestered me through my whole meal.</text:span></text:p>
      <text:p text:style-name="P121"><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21"><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21"><text:span text:style-name="T1"><text:s text:c="3"/>Greg eventually came back with popsicles, and I recorded a sick part on the bomba. We called it a wrap at midnight. I had texted hannah to see how her day was, but she gave me the bare minimum, truly.</text:span></text:p>
      <text:p text:style-name="P121"><text:span text:style-name="T1"><text:s text:c="3"/>I drove home, ate cold burrito/popsicle and actually slept soundly.</text:span></text:p>
      <text:p text:style-name="P121"><text:span text:style-name="T1"/></text:p>
      <text:p text:style-name="P121"><text:span text:style-name="T9">V.XIII</text:span></text:p>
      <text:p text:style-name="P164"><text:span text:style-name="T9"/></text:p>
      <text:p text:style-name="P165"><text:span text:style-name="T9">I woke feeling miserable again, made coffee and wrote in my journal.</text:span></text:p>
      <text:p text:style-name="P165"><text:span text:style-name="T9"/></text:p>
      <text:p text:style-name="P165"><text:span text:style-name="T9">It has been nearly three months of believing hannah and I would be good for eo but accepting that she is not willing to try. Today is not my first time sitting with the reality that she could not give me what I needed even if she </text:span><text:span text:style-name="T18">was</text:span><text:span text:style-name="T11"> willing to try. Who could? I </text:span><text:span text:style-name="T18">know</text:span><text:span text:style-name="T11"> I’m not too much, but the whole world seems so unwilling to step outside their fortress. Am I that way? Not with hannah, I havent been, but this is a rare moment, and I suppose that’s what love is really created on.</text:span></text:p>
      <text:p text:style-name="P44"><text:span text:style-name="T7"/></text:p>
      <text:p text:style-name="P77"><text:span text:style-name="T6">. . .</text:span></text:p>
      <text:p text:style-name="P77"><text:span text:style-name="T7"/></text:p>
      <text:p text:style-name="P166"><text:span text:style-name="T11">I drove to cait’s and recognized she was about four seconds away from having a shitty attitude. We rode </text:span><text:soft-page-break/><text:span text:style-name="T11">to mizu, had a delicious lunch under the flourescent lights, listened to Echo and parted ways.</text:span></text:p>
      <text:p text:style-name="P166"><text:span text:style-name="T11"><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66"><text:span text:style-name="T11"><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66"><text:span text:style-name="T11"><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66"><text:span text:style-name="T11"><text:s text:c="3"/>I wrung out every last feeling I had, acknowledging that I was entering into the painful acceptance phase as opposed to what I thought we could have, that I had been dating as well.</text:span></text:p>
      <text:p text:style-name="P166"><text:span text:style-name="T11"><text:s text:c="3"/></text:span><text:span text:style-name="T12">She said she couldn’t process any more in the moment and that she would focus on hanging out where we already overlap — like openfolk and band practice.</text:span></text:p>
      <text:p text:style-name="P166"><text:span text:style-name="T12"><text:s text:c="3"/>I said I was going to pick up a cute tvvcr and she agreed it was cute.</text:span></text:p>
      <text:p text:style-name="P166"><text:span text:style-name="T12"><text:s text:c="3"/>I drove to the secu on hendersonville Rd., but the guy said he was reconsidering the price and his wife was taking over the sale. Instead, I drove to scott’s house where he, kev and I worked on a song until one in the morning.</text:span></text:p>
      <text:p text:style-name="P166"><text:soft-page-break/><text:span text:style-name="T12"><text:s text:c="3"/>I came home and made peas n’ noodles from the Shin ramen I had bought from yzmarket with cait.</text:span></text:p>
      <text:p text:style-name="P166"><text:span text:style-name="T12"/></text:p>
      <text:p text:style-name="P122"><text:span text:style-name="T11">V.XIV</text:span></text:p>
      <text:p text:style-name="P122"><text:span text:style-name="T11"/></text:p>
      <text:p text:style-name="P167"><text:span text:style-name="T11">I woke </text:span><text:span text:style-name="T13">t</text:span><text:span text:style-name="T11">o a dreary day, feeling </text:span><text:span text:style-name="T14">as unattached as I had since I dumped all my feelings onto hannah. I thought about walking downtown, but it was rainy and I couldn’t decide on footwear, so I made a coffee and then wrote in my journal.</text:span></text:p>
      <text:p text:style-name="P167"><text:span text:style-name="T14"/></text:p>
      <text:p text:style-name="P168"><text:span text:style-name="T11">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68"><text:span text:style-name="T11"><text:s text:c="3"/>So be it. I will hang out with scott until the early morning exploring what is possible beyond the limits of the rehearsal/gig dynamic that so many of my bands are now limited to.</text:span></text:p>
      <text:p text:style-name="P45"><text:span text:style-name="T7"/></text:p>
      <text:p text:style-name="P78"><text:span text:style-name="T6">. . .</text:span></text:p>
      <text:p text:style-name="P78"><text:span text:style-name="T7"/></text:p>
      <text:p text:style-name="P168"><text:span text:style-name="T11">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68"><text:span text:style-name="T11"><text:s text:c="3"/>I walked downtown, started chewing on a mushroom stem, gave half to a guy who looked like he needed it and sat under a tree in the park.</text:span></text:p>
      <text:p text:style-name="P168"><text:span text:style-name="T11"/></text:p>
      <text:p text:style-name="P168"><text:soft-page-break/><text:span text:style-name="T11">Before that, as I was about to pass over a bridge, I realized I was feeling no attachment t</text:span><text:span text:style-name="T16">o </text:span><text:span text:style-name="T11">hannah, which was nice on its own, but more interestingly, no attachment to anything for the first time in my life. I’m not sure how true that was.</text:span></text:p>
      <text:p text:style-name="P168"><text:span text:style-name="T11"/></text:p>
      <text:p text:style-name="P168"><text:span text:style-name="T11">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68"><text:span text:style-name="T11"><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68"><text:span text:style-name="T11"><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68"><text:span text:style-name="T11"><text:s text:c="3"/>I walked to the brewpump, ordered a burger, and a <text:s/>song about </text:span><text:span text:style-name="T18">Where the Wild Things Are</text:span><text:span text:style-name="T11"> cwas playing, which hannah had checked out while we were riding down to columbia, so I sent her a DM saying I hoped her soft opening was fun and easy and that I thought that </text:span><text:span text:style-name="T15">info was worth reporting.</text:span></text:p>
      <text:p text:style-name="P168"><text:span text:style-name="T15"><text:s text:c="3"/>I ate my burger, walked home and laid on the couch. I thought about how lonely I was and whether </text:span><text:soft-page-break/><text:span text:style-name="T15">anyone could ever save me from that. Hannah had written back saying work was crazy and asking how the </text:span><text:span text:style-name="T16">P</text:span><text:span text:style-name="T15">ump was. I said I was at the house listening to the birds. She asked what they were talking about and I said they thought it was a long day; only the crickets were singing now.</text:span></text:p>
      <text:p text:style-name="P168"><text:span text:style-name="T15"><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68"><text:span text:style-name="T15"/></text:p>
      <text:p text:style-name="P123"><text:span text:style-name="T11">V.XV</text:span></text:p>
      <text:p text:style-name="P123"><text:span text:style-name="T6"/></text:p>
      <text:p text:style-name="P124"><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24"><text:span text:style-name="T6"/></text:p>
      <text:p text:style-name="P177"><text:span text:style-name="T19"><text:s text:c="3"/>We tire from hearing the sky full of feelings</text:span></text:p>
      <text:p text:style-name="P177"><text:span text:style-name="T19"><text:s text:c="3"/>Tweeting them all ain’t too nice</text:span></text:p>
      <text:p text:style-name="P177"><text:span text:style-name="T19"><text:s text:c="3"/>that’s why we’re quietest during the daylight</text:span></text:p>
      <text:p text:style-name="P177"><text:span text:style-name="T19"><text:s text:c="3"/>And keep it to one song a night</text:span></text:p>
      <text:p text:style-name="P177"><text:span text:style-name="T19"/></text:p>
      <text:p text:style-name="P177"><text:soft-page-break/><text:span text:style-name="T19"><text:s text:c="3"/>Busy with hopping and chirping and perching</text:span></text:p>
      <text:p text:style-name="P177"><text:span text:style-name="T19"><text:s text:c="3"/>Our friends they have so much to say</text:span></text:p>
      <text:p text:style-name="P177"><text:span text:style-name="T19"><text:s text:c="3"/>And so we play lonesome songs only by nightfall</text:span></text:p>
      <text:p text:style-name="P177"><text:span text:style-name="T19"><text:s text:c="3"/>Leaving space for the birds in the day.</text:span></text:p>
      <text:p text:style-name="P46"><text:span text:style-name="T7"/></text:p>
      <text:p text:style-name="P79"><text:span text:style-name="T6">. . .</text:span></text:p>
      <text:p text:style-name="P79"><text:span text:style-name="T7"/></text:p>
      <text:p text:style-name="P178"><text:span text:style-name="T11">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178"><text:span text:style-name="T11"><text:s text:c="3"/>I everntually got frustrated and decided to make food while writing in my journal.</text:span></text:p>
      <text:p text:style-name="P46"><text:span text:style-name="T7"/></text:p>
      <text:p text:style-name="P79"><text:span text:style-name="T6">. . .</text:span></text:p>
      <text:p text:style-name="P79"><text:span text:style-name="T7"/></text:p>
      <text:p text:style-name="P178"><text:span text:style-name="T11">I dilly dallied until it was time to leave on foot, and started an overly dramatic conflicted text to hannah, poetic even:</text:span></text:p>
      <text:p text:style-name="P178"><text:span text:style-name="T11"/></text:p>
      <text:p text:style-name="P178"><text:span text:style-name="T11"><text:s text:c="3"/></text:span><text:span text:style-name="T20">Hey, how’s your day?</text:span></text:p>
      <text:p text:style-name="P178"><text:span text:style-name="T20"><text:s text:c="3"/>Are you going to openfolk tonight?</text:span></text:p>
      <text:p text:style-name="P178"><text:span text:style-name="T20"><text:s text:c="3"/>I wish I could</text:span></text:p>
      <text:p text:style-name="P178"><text:span text:style-name="T20"><text:s text:c="3"/>But we are learning Diva tunes at kevin’s.</text:span></text:p>
      <text:p text:style-name="P178"><text:span text:style-name="T11"/></text:p>
      <text:p text:style-name="P178"><text:span text:style-name="T11">She texted me one minute later saying she was about to text me about this, but when I said I could get out of rehearsal, she changed her mind.</text:span></text:p>
      <text:p text:style-name="P178"><text:span text:style-name="T11"><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1">gig or where her child would go. I also booked a lazoom gig.</text:span></text:p>
      <text:p text:style-name="P178"><text:span text:style-name="T11"><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178"><text:span text:style-name="T11"><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91"><text:span text:style-name="T1"/></text:p>
      <text:p text:style-name="P125"><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25"><text:span text:style-name="T4"/></text:p>
      <text:p text:style-name="P126"><text:span text:style-name="T9">V.XVI</text:span></text:p>
      <text:p text:style-name="P126"><text:span text:style-name="T1"/></text:p>
      <text:p text:style-name="P126"><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47"><text:span text:style-name="T7"/></text:p>
      <text:p text:style-name="P80"><text:span text:style-name="T6">. . .</text:span></text:p>
      <text:p text:style-name="P80"><text:span text:style-name="T7"/></text:p>
      <text:p text:style-name="P169"><text:span text:style-name="T9">I drove down to middlemont and laid in a hammock until ryan came outside. After loading stuff into the Element, he and I rode in the convertible to sprucepine. We set up gear in a pocket park; I drank an espresso while waiting for melissa to arrive.</text:span></text:p>
      <text:p text:style-name="P169"><text:soft-page-break/><text:span text:style-name="T9"><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169"><text:span text:style-name="T9"><text:s text:c="3"/>I went home, figured out the web-based DAW bandlab and worked on </text:span><text:span text:style-name="T18">Make an Album</text:span><text:span text:style-name="T11"> til 2AM.</text:span></text:p>
      <text:p text:style-name="P169"><text:span text:style-name="T11"/></text:p>
      <text:p text:style-name="P126"><text:span text:style-name="T11">V.XVII</text:span></text:p>
      <text:p text:style-name="P126"><text:span text:style-name="T6"/></text:p>
      <text:p text:style-name="P127"><text:span text:style-name="T6">I woke, looked at my phone, messed around with bandlab on the hog and wrote in my journal.</text:span></text:p>
      <text:p text:style-name="P48"><text:span text:style-name="T7"/></text:p>
      <text:p text:style-name="P81"><text:span text:style-name="T6">. . .</text:span></text:p>
      <text:p text:style-name="P81"><text:span text:style-name="T7"/></text:p>
      <text:p text:style-name="P170"><text:span text:style-name="T9">I walked to the bank, got a $100 bill for the basement and sat in the park. I walked back west and sat at battlecat with an americano for ages. I walked home and then drove to hannah’s house. We ate chicken tendies, then walked to dobra for boba + snacks.</text:span></text:p>
      <text:p text:style-name="P170"><text:span text:style-name="T9"><text:s text:c="3"/>We swung by a plant library for a tomato start, went back to her house and threw the frisbee for 10 minutes. I drove to middlemont, where we (ryan, melissa, dulci and Max) rehearsed for a couple hours and then drove home.</text:span></text:p>
      <text:p text:style-name="P170"><text:span text:style-name="T9"><text:s text:c="3"/>I asked hannah how her cake had turned out and apparently she had botched the icing. I was slightly surprised when she agreed to let me trade a fresh box delivery for an xlr cable. I also got her grapes + cheezits, grapes and peas for myself.</text:span></text:p>
      <text:p text:style-name="P170"><text:span text:style-name="T9"><text:s text:c="3"/>We hung in the kitchen and on the stoop with her roommate. I realize now how calculated that may have been, but she </text:span><text:span text:style-name="T18">is</text:span><text:span text:style-name="T11"> always over there. I went home, checked my new mic setup and soon went to bed.</text:span></text:p>
      <text:p text:style-name="P170"><text:span text:style-name="T11"/></text:p>
      <text:p text:style-name="P127"><text:soft-page-break/><text:span text:style-name="T11">V.XVIII</text:span></text:p>
      <text:p text:style-name="P127"><text:span text:style-name="T6"/></text:p>
      <text:p text:style-name="P127"><text:span text:style-name="T6">I slept a little late for my date with maddy and so hoofed it straight downtown. She was at a plant sale where gary/juan used to work, so I met her there. We walked to themed, reserved a table, went to Malaprops, slightly awkwardly, then back to themed.</text:span></text:p>
      <text:p text:style-name="P127"><text:span text:style-name="T6"><text:s text:c="3"/>We had a fun &amp; yummy brunch, then walked to her apartment to drop off her leftovers. She had me wait in the yard. I said I had about an hour left to kill but couldn’t think of anything to do. I was surprised and delighted when she suggested a walk to West avl.</text:span></text:p>
      <text:p text:style-name="P127"><text:span text:style-name="T6"><text:s text:c="3"/>We walked to my house with a stop at the bottleshop for a fruited sour and a pee break at the greyeagle. We hung in the back garden where she declined my invitation to make out. I drove her home, went to ryan’s, then to the wagbar.</text:span></text:p>
      <text:p text:style-name="P170"><text:span text:style-name="T11"><text:s text:c="3"/>I went to the etherjam after that, then home, where I chatted with maddy and hannah. I fell asleep just before midnight.</text:span></text:p>
      <text:p text:style-name="P127"><text:span text:style-name="T6"/></text:p>
      <text:p text:style-name="P127"><text:span text:style-name="T6"/></text:p>
      <text:p text:style-name="P127"><text:span text:style-name="T11">V.XIX</text:span></text:p>
      <text:p text:style-name="P127"><text:span text:style-name="T11"/></text:p>
      <text:p text:style-name="P170"><text:span text:style-name="T11">I woke, ate a banana, took trash out of my room and wrote in my journal.</text:span></text:p>
      <text:p text:style-name="P48"><text:span text:style-name="T7"/></text:p>
      <text:p text:style-name="P81"><text:span text:style-name="T6">. . .</text:span></text:p>
      <text:p text:style-name="P81"><text:span text:style-name="T7"/></text:p>
      <text:p text:style-name="P170"><text:span text:style-name="T11">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span></text:p>
      <text:p text:style-name="P48"><text:soft-page-break/><text:span text:style-name="T7"/></text:p>
      <text:p text:style-name="P81"><text:span text:style-name="T6">. . .</text:span></text:p>
      <text:p text:style-name="P81"><text:span text:style-name="T7"/></text:p>
      <text:p text:style-name="P170"><text:span text:style-name="T11">I started to walk downtown and she invited me to her house. I said hi to Sierra and got a double espresso, then went to highfive and ran into jacob. Maddy and I sat on the floor and talked about our traumas until we decided to eat some fivepoints.</text:span></text:p>
      <text:p text:style-name="P170"><text:span text:style-name="T11"><text:s text:c="3"/>We stopped by her house and decided to do creative things at my house. We stopped at the montford for the view, but the service was not happening, so we left. We walked in the rain to the brewpump, where she got a tallboy and I got a sixpack of trailpass.</text:span></text:p>
      <text:p text:style-name="P170"><text:span text:style-name="T11"><text:s text:c="3"/>We came to the house, listened to music for a while, kissed a little and then walked back to the pump, sat on the swing. We listened to drunken stories from tim, came home, made a zine, ate peas n’ noodles, watched disney’s robinhood, laid down in the master bedroom and had sex.</text:span></text:p>
      <text:p text:style-name="P170"><text:span text:style-name="T11"/></text:p>
      <text:p text:style-name="P127"><text:span text:style-name="T11">V.XX</text:span></text:p>
      <text:p text:style-name="P127"><text:span text:style-name="T6"/></text:p>
      <text:p text:style-name="P127"><text:span text:style-name="T6">We woke, got dressed, ate popsicles and rode to maddy’s house. I drove to aldi after that for peas &amp; grapes, went home and actually started working on travis’ keyboards.</text:span></text:p>
      <text:p text:style-name="P127"><text:span text:style-name="T6"><text:s text:c="3"/>I got the schematics mostly finished, ate a banana and wrote in my journal.</text:span></text:p>
      <text:p text:style-name="P48"><text:span text:style-name="T7"/></text:p>
      <text:p text:style-name="P81"><text:span text:style-name="T6">. . .</text:span></text:p>
      <text:p text:style-name="P81"><text:span text:style-name="T7"/></text:p>
      <text:p text:style-name="P170"><text:span text:style-name="T11">I did notg but work on pcbs all day. I accomplished a lot and fell asleep by early nightfall.</text:span></text:p>
      <text:p text:style-name="P170"><text:span text:style-name="T11"/></text:p>
      <text:p text:style-name="P127"><text:span text:style-name="T11">V.XXI</text:span></text:p>
      <text:p text:style-name="P127"><text:span text:style-name="T6"/></text:p>
      <text:p text:style-name="P127"><text:soft-page-break/><text:span text:style-name="T6">I woke, routed a jst, incorporated a couple edge cuts, put the files in a public repo and sent a message to travis. I walked to aldi, then izzy’s, then odd’s after sitting in front of the library.</text:span></text:p>
      <text:p text:style-name="P127"><text:span text:style-name="T6"><text:s text:c="3"/>I got a call from cait, wanting a ride to the store. I realized after hanging up she must be drunk. I drank a trailpass on her porch, ate some mushies and some burnt nuggets.</text:span></text:p>
      <text:p text:style-name="P127"><text:span text:style-name="T6"><text:s text:c="3"/>We eventually picked up a Barbie friend from the library and checked out the river spot by the nature center. Cait did not last long, ordered ramen for us and we headed home. We ate it with a surprise visit from elana and then cuddled for 15 minutes.</text:span></text:p>
      <text:p text:style-name="P127"><text:span text:style-name="T6"><text:s text:c="3"/>I went to kev’s house, where we worked on pinkponyclub, ariana grande, Cranberries x2 and goldengirls. I drove home and felt dirty/tired. I probably fell asleep kinda early and had really cool dreams.</text:span></text:p>
      <text:p text:style-name="P127"><text:span text:style-name="T6"/></text:p>
      <text:p text:style-name="P127"><text:span text:style-name="T11">V.XXII</text:span></text:p>
      <text:p text:style-name="P127"><text:span text:style-name="T6"/></text:p>
      <text:p text:style-name="P128"><text:span text:style-name="T6">I ate some fruit, walked downtown, got a coffee from highfive, drank it in the park, repeated, walked the wrong way to Wasabi, saw eden, who suggested we get a beer, ate two sushi rolls, had a pee at the greagle, an athletc at Wedge, got offered an apple by my new friend James at the bust stop who had enthusiastically declined my mushroom offer, went to countryclub, ordered an athletic, drank some w/ jesse, walked to thepump until brian and travis started boring me, walked home, started making peas + noodles and wrote in my journal.</text:span></text:p>
      <text:p text:style-name="P49"><text:span text:style-name="T7"/></text:p>
      <text:p text:style-name="P82"><text:span text:style-name="T6">. . .</text:span></text:p>
      <text:p text:style-name="P82"><text:span text:style-name="T7"/></text:p>
      <text:p text:style-name="P171"><text:soft-page-break/><text:span text:style-name="T11">I went to the first half of openfolk and ingles for grapes &amp; popsicles. I took a bath and was delighted to have a text from hannah. I slept hard.</text:span></text:p>
      <text:p text:style-name="P171"><text:span text:style-name="T11"/></text:p>
      <text:p text:style-name="P128"><text:span text:style-name="T11">V.XXIII</text:span></text:p>
      <text:p text:style-name="P128"><text:span text:style-name="T6"/></text:p>
      <text:p text:style-name="P128"><text:span text:style-name="T6">I woke and was looking at videos on my phone when a cat came up to my room. I folowed it downstairs, made a cup of coffee, put some gas in the car and drove to the wolflaurel community center for a 19” tvvcr combo. The drive and comty were bful.</text:span></text:p>
      <text:p text:style-name="P128"><text:span text:style-name="T6"><text:s text:c="3"/>I stopped at a cool-looking gas station on the way out and got a sausage biscuit with my last $5. I drove home, watched mysticpizza, made some noodles, texted w/ maddy, hannah, cait, lucy and wrote in my journal.</text:span></text:p>
      <text:p text:style-name="P49"><text:span text:style-name="T7"/></text:p>
      <text:p text:style-name="P82"><text:span text:style-name="T6">. . .</text:span></text:p>
      <text:p text:style-name="P82"><text:span text:style-name="T7"/></text:p>
      <text:p text:style-name="P171"><text:span text:style-name="T11">I watched Speed and a little bit of a peterrabbit movie after talking to maddy on the phone.</text:span></text:p>
      <text:p text:style-name="P171"><text:span text:style-name="T11"/></text:p>
      <text:p text:style-name="P128"><text:span text:style-name="T11">V.XXIV</text:span></text:p>
      <text:p text:style-name="P128"><text:span text:style-name="T6"/></text:p>
      <text:p text:style-name="P129"><text:span text:style-name="T6">I woke, drank a cup of coffee and drove to maddy’s work. We went to the arboritum, did a good bit of hiking and then shared a beet pizza at pizzamind.</text:span></text:p>
      <text:p text:style-name="P129"><text:span text:style-name="T6"><text:s text:c="3"/>We had drinks at botiwalla, went to ingles &amp; the market, back home, had sex and watched </text:span><text:span text:style-name="T17">You’ve Got Mail</text:span><text:span text:style-name="T6">. I drove her home after that, got a cortado from All Day Darling, swung by the brewpump, realized lamont should host a chess tournament, went home, ate some noodles, realized it was time to go to the airport, picked up erica, ate more noodles, watched half of </text:span><text:span text:style-name="T17">Jurassic Park</text:span><text:span text:style-name="T6">, a little bit of </text:span><text:span text:style-name="T17">Austin Powers</text:span><text:span text:style-name="T6"> and fell asleep.</text:span></text:p>
      <text:p text:style-name="P129"><text:span text:style-name="T6"/></text:p>
      <text:p text:style-name="P129"><text:soft-page-break/><text:span text:style-name="T11">V.XXV</text:span></text:p>
      <text:p text:style-name="P129"><text:span text:style-name="T6"/></text:p>
      <text:p text:style-name="P130"><text:span text:style-name="T6">I woke, made my bed, packed up my drums, made a cup of coffee and wrote in my journal.</text:span></text:p>
      <text:p text:style-name="P50"><text:span text:style-name="T7"/></text:p>
      <text:p text:style-name="P83"><text:span text:style-name="T6">. . .</text:span></text:p>
      <text:p text:style-name="P83"><text:span text:style-name="T7"/></text:p>
      <text:p text:style-name="P172"><text:span text:style-name="T11">I picked up maddy and we drove to the carlsandberg house in flatrock, walked some trails, wrote some notes, pet some goats. We had brunch at a fancy place nearby, she benedict and me a burger, shared — Campfire Grill.</text:span></text:p>
      <text:p text:style-name="P172"><text:span text:style-name="T11"><text:s text:c="3"/>We drove to saluda after that and had a great time meeting people in various galleries, eventually playing Scrabble at the saluda Inn, having a beer at the hidden little tavern, ice cream in the garden.</text:span></text:p>
      <text:p text:style-name="P172"><text:span text:style-name="T11"><text:s text:c="3"/>Melissa and she became besties immediately. We shared a salmon special and the band played a very fun set. We drove to the walmart in hendo where maddy bought a crosley and then zipped back up to avl listening to ABBA. I was getting a little cranky from driving.</text:span></text:p>
      <text:p text:style-name="P172"><text:span text:style-name="T11"><text:s text:c="3"/>We had sex and went to sleep on her two twin mattresses, side by side. I didn’t have enough blanket and was falling into the crack.</text:span></text:p>
      <text:p text:style-name="P172"><text:span text:style-name="T11"/></text:p>
      <text:p text:style-name="P130"><text:span text:style-name="T11">V.XXVI</text:span></text:p>
      <text:p text:style-name="P130"><text:span text:style-name="T6"/></text:p>
      <text:p text:style-name="P131"><text:span text:style-name="T6">I left around 745, got a coffee from battlecat — a latte — drove home, drank it in bed, walked to aldi feeling kind of nauseated. I napped until wyndham arrived and then had an awkward exchange with him and erica.</text:span></text:p>
      <text:p text:style-name="P131"><text:span text:style-name="T6"><text:s text:c="3"/>I drank another coffee, drove to the bojangles off exit 55, ate a cajun filet sandwich combo and then drank a heinekin 0 at the rootbar. I drove to the montevista Hotel where my new bestie chris, </text:span><text:soft-page-break/><text:span text:style-name="T6">taylorwatkins and I set up in a dining room and rocked out hard for taylor’s friends and one enthusiastic older couple. I ate a burger from the buffet.</text:span></text:p>
      <text:p text:style-name="P131"><text:span text:style-name="T6"><text:s text:c="3"/>I should have gone to the townpump or maybe to Matt &amp; Morgan’s dinosaur party w/ Cait. Instead, I went to maddy’s house where a punk jumped all over me, grabbing my neck, poking my belly button, putting her hands down my pants and demanding affirmations. We did have a nice walk to harristeeter for cheezits.</text:span></text:p>
      <text:p text:style-name="P131"><text:span text:style-name="T6"><text:s text:c="3"/>I left around 1230, came home, got in bed and enjoyed the rain.</text:span></text:p>
      <text:p text:style-name="P131"><text:span text:style-name="T6"/></text:p>
      <text:p text:style-name="P131"><text:span text:style-name="T11">V.XXVII</text:span></text:p>
      <text:p text:style-name="P131"><text:span text:style-name="T6"/></text:p>
      <text:p text:style-name="P132"><text:span text:style-name="T6">I slept til nearly 11, made a cup of coffee, listened to erica talk about her various flutes and wrote in my journal.</text:span></text:p>
      <text:p text:style-name="P51"><text:span text:style-name="T7"/></text:p>
      <text:p text:style-name="P84"><text:span text:style-name="T6">. . .</text:span></text:p>
      <text:p text:style-name="P84"><text:span text:style-name="T7"/></text:p>
      <text:p text:style-name="P173"><text:span text:style-name="T11">I laid in bed for a long time and eventually drove to Goodwill, where I purchased </text:span><text:span text:style-name="T18">Mission Impossible, Vanilla Sky, </text:span><text:span text:style-name="T11">and </text:span><text:span text:style-name="T18">Autumn in New York</text:span><text:span text:style-name="T11">. I drove home and walked up to kotakai, where I thumbed through a National Geographic while drinking a coffee.</text:span></text:p>
      <text:p text:style-name="P173"><text:span text:style-name="T11"><text:s text:c="3"/>I went to Orbit and bought </text:span><text:span text:style-name="T18">The Color Purple, Fallen, Pretty Woman, Conspiracy Theory</text:span><text:span text:style-name="T11"> and </text:span><text:span text:style-name="T18">Top Dog</text:span><text:span text:style-name="T11">. Hannah texted me saying she had tried eating only fruit, that she enjoyed it and was contemplating a walk, so I went down to her house, heard the tale about being caught in a storm while paddleboarding. We walked up to uj, thehop and parted ways. I walked home, tried to put on </text:span><text:span text:style-name="T18">The Color Purple</text:span><text:span text:style-name="T11">, couldn’t compete with my neighbor mowing the lawn, and so wrote in my journal.</text:span></text:p>
      <text:p text:style-name="P51"><text:soft-page-break/><text:span text:style-name="T7"/></text:p>
      <text:p text:style-name="P84"><text:span text:style-name="T6">. . .</text:span></text:p>
      <text:p text:style-name="P84"><text:span text:style-name="T7"/></text:p>
      <text:p text:style-name="P173"><text:span text:style-name="T11">I watched that and some of Manhattan. I think I fell asleep pretty early.</text:span></text:p>
      <text:p text:style-name="P173"><text:span text:style-name="T11"/></text:p>
      <text:p text:style-name="P132"><text:span text:style-name="T11">V.XXVIII</text:span></text:p>
      <text:p text:style-name="P132"><text:span text:style-name="T6"/></text:p>
      <text:p text:style-name="P133"><text:span text:style-name="T6">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span></text:p>
      <text:p text:style-name="P133"><text:span text:style-name="T6"><text:s text:c="3"/>I dropped her off at her car, drove to olr, talked to Cait on the phone, ate a burger, chatted with Grant, drove home and wrote in my journal.</text:span></text:p>
      <text:p text:style-name="P52"><text:span text:style-name="T7"/></text:p>
      <text:p text:style-name="P85"><text:span text:style-name="T6">. . .</text:span></text:p>
      <text:p text:style-name="P85"><text:span text:style-name="T7"/></text:p>
      <text:p text:style-name="P174"><text:span text:style-name="T11">I walked to the brewpump, stopped by cait’s, walked down to middlemont, set up my drums, hung in the hammocks w/ Ry, moved the drums to the porch and had rehearsal with he and hannah.</text:span></text:p>
      <text:p text:style-name="P174"><text:span text:style-name="T11"><text:s text:c="3"/>I rode with her up to ingles, bought cheezits, carried her tp and walked home, where I finished the box, ate a few grapes and fell asleep.</text:span></text:p>
      <text:p text:style-name="P174"><text:span text:style-name="T11"/></text:p>
      <text:p text:style-name="P133"><text:span text:style-name="T11">V.XXIX</text:span></text:p>
      <text:p text:style-name="P133"><text:span text:style-name="T6"/></text:p>
      <text:p text:style-name="P134"><text:span text:style-name="T6">I woke a few minutes before my 9:00 alarm, played wordle, looked at instagram, laid in my cocoon and eventually made a cup of coffee after packing up my rug and fancy blue shirt. I also wrote in my journal.</text:span></text:p>
      <text:p text:style-name="P53"><text:span text:style-name="T7"/></text:p>
      <text:p text:style-name="P86"><text:span text:style-name="T6">. . .</text:span></text:p>
      <text:p text:style-name="P86"><text:soft-page-break/><text:span text:style-name="T7"/></text:p>
      <text:p text:style-name="P175"><text:span text:style-name="T11">at noon, I drove down to cait’s house. We set off for bentcreek, but I was stricken with the idea of checking out ross Farm. Cait agreed with the idea, so I turned this car around.</text:span></text:p>
      <text:p text:style-name="P175"><text:span text:style-name="T11"><text:s text:c="3"/>The farm was truly amazing, several greenhouses full of all kinds of plants and even a couple ponds with ducks. I forgot to mention how we had first gone to izzy’s.</text:span></text:p>
      <text:p text:style-name="P175"><text:span text:style-name="T11"><text:s text:c="3"/>We dropped off our plants — I had bought a fern, — and drove to mamacita’s. We went to Sow True Seed and ACE Hardware after that, rearranged her patio furniture and parted ways.</text:span></text:p>
      <text:p text:style-name="P175"><text:span text:style-name="T11"><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span></text:p>
      <text:p text:style-name="P175"><text:span text:style-name="T11"><text:s text:c="3"/>I moved the drums back to the Mini and sped home.</text:span></text:p>
      <text:p text:style-name="P175"><text:span text:style-name="T11"/></text:p>
      <text:p text:style-name="P134"><text:span text:style-name="T11">V.XXX</text:span></text:p>
      <text:p text:style-name="P134"><text:span text:style-name="T6"/></text:p>
      <text:p text:style-name="P135"><text:span text:style-name="T6">I woke, walked downtown, got a coffee from highfive, walked to boldrock, got a burger w/ maddy, went to Books + News, bought a zine about Home Alone, went to the other highfive, hung in maddy’s front yard, walked back downtown to her work and started heading back west.</text:span></text:p>
      <text:p text:style-name="P135"><text:span text:style-name="T6"><text:s text:c="3"/>I texted hannah when I was near the greagle to see what she was up to, and we quickly made plans to hang out in RAD while she roller bladed. I got an athletc from wedg, jumped the fence by the hotels, met her by the dock. We went up and down the greenway, swung by her house for her laptop, went to </text:span><text:soft-page-break/><text:span text:style-name="T6">Whale for a couple Nas + fries while she did some work for lazoom.</text:span></text:p>
      <text:p text:style-name="P135"><text:span text:style-name="T6"><text:s text:c="3"/>We hugged by her car at desoto. She drove to tacobilly and I walked home. Alyse asked me if I could let out charlx the Dog, so I started walking down there and found a 13” tvvcr on olney.</text:span></text:p>
      <text:p text:style-name="P135"><text:span text:style-name="T6"><text:s text:c="3"/>I ran home, grabbed the ar, picked up the tv, drove to hendrix, let out charlx, took cait a donut, grabbed my fern, drove home and watchd the remainder of Manhattan on my new tv.</text:span></text:p>
      <text:p text:style-name="P135"><text:span text:style-name="T6"/></text:p>
      <text:p text:style-name="P135"><text:span text:style-name="T11">V.XXXI</text:span></text:p>
      <text:p text:style-name="P135"><text:span text:style-name="T6"/></text:p>
      <text:p text:style-name="P135"><text:span text:style-name="T6">I woke and calibrated my new universal remote between </text:span><text:span text:style-name="T17">Trains of Canada</text:span><text:span text:style-name="T6"> on the panasonic and </text:span><text:span text:style-name="T17">Top Dog</text:span><text:span text:style-name="T6"> on the jvc. Hannah asked if I could wait for a PA delivery at her house, so I started walking that way. She said I dnt need to be there til 1130, so I headed to kotakai.</text:span></text:p>
      <text:p text:style-name="P127"><text:span text:style-name="T6"><text:s text:c="3"/></text:span><text:span text:style-name="T8">The PA was delivered before she left, so I walked to aldi for grapes/bananas, went to Orbit, bought a Rugrats tape, went home, drove to Habitat Restore, bought two more tapes + a wooden box.</text:span></text:p>
      <text:p text:style-name="P135"><text:span text:style-name="T6"><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span></text:p>
      <text:p text:style-name="P135"><text:span text:style-name="T6"><text:s text:c="3"/>Hannah arrived, tended to Max, put him to sleep and walked the dogs. She gave me a ride to brewpump, where I correctly guessed maddy was waiting. We chatted with jb &amp; Grant, walked home, watched </text:span><text:span text:style-name="T17">Fern Gully</text:span><text:span text:style-name="T6"> ate noodles and fell asleep.</text:span></text:p>
      <text:p text:style-name="P135"><text:span text:style-name="T6"/></text:p>
      <text:p text:style-name="P135"><text:span text:style-name="T11">VI.I</text:span></text:p>
      <text:p text:style-name="P135"><text:span text:style-name="T6"/></text:p>
      <text:p text:style-name="P135"><text:soft-page-break/><text:span text:style-name="T6">woke at 630, drove maddy to the airport, went home for a minute, drove to hannah’s, packed her car, got lattes from starbucks, drove to statesville where she hosted a round of songwriters w/ dulci, laura and karla Causey. Dulci’s parents showed up to surprise.</text:span></text:p>
      <text:p text:style-name="P135"><text:span text:style-name="T6"><text:s text:c="3"/>We walked around the park, got food truck coffee, watched a bit of isaac hickerson, drove to chipotle, ate, drove to elkin, walked around the traildays festival, put our gear on the stage, set up, sound checked, played to no one, ate mexican food and drove home while she djed.</text:span></text:p>
      <text:p text:style-name="P135"><text:span text:style-name="T6"><text:s text:c="3"/>We unloaded the car, hugged sweetly, parted ways. I went straight to bed and dreamed of hanging in-and-outside of churches with pj, John &amp; Paul.</text:span></text:p>
      <text:p text:style-name="P135"><text:span text:style-name="T6"/></text:p>
      <text:p text:style-name="P136"><text:span text:style-name="T11">VI.II</text:span></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oft-page-break/><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37"><text:span text:style-name="T9"/></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oft-page-break/><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text:p text:style-name="P176"><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6:33:18.742669593</dc:date>
    <meta:editing-duration>P3DT21H38M44S</meta:editing-duration>
    <meta:editing-cycles>115</meta:editing-cycles>
    <meta:generator>LibreOffice/7.3.7.2$Linux_X86_64 LibreOffice_project/30$Build-2</meta:generator>
    <meta:print-date>2024-07-05T12:59:59.066400396</meta:print-date>
    <meta:document-statistic meta:table-count="0" meta:image-count="0" meta:object-count="0" meta:page-count="67" meta:paragraph-count="553" meta:word-count="16652" meta:character-count="86476" meta:non-whitespace-character-count="69706"/>
  </office:meta>
</office:document-meta>
</file>